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urls.txt" style:family="table">
      <style:table-properties style:width="6.75in" fo:margin-left="0in" table:align="left" style:shadow="none"/>
    </style:style>
    <style:style style:name="urls.txt.A" style:family="table-column">
      <style:table-column-properties style:column-width="6.75in"/>
    </style:style>
    <style:style style:name="urls.txt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" style:family="table">
      <style:table-properties style:width="6.9326in" fo:margin-left="0in" table:align="left" style:shadow="none"/>
    </style:style>
    <style:style style:name="Table1.A" style:family="table-column">
      <style:table-column-properties style:column-width="0.8361in"/>
    </style:style>
    <style:style style:name="Table1.B" style:family="table-column">
      <style:table-column-properties style:column-width="0.8368in"/>
    </style:style>
    <style:style style:name="Table1.H" style:family="table-column">
      <style:table-column-properties style:column-width="1.0764in"/>
    </style:style>
    <style:style style:name="Table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1.C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06in" style:rel-column-width="3212*"/>
    </style:style>
    <style:style style:name="Table2.B" style:family="table-column">
      <style:table-column-properties style:column-width="2.2313in" style:rel-column-width="321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officeooo:rsid="00005816" officeooo:paragraph-rsid="0000581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1de84" officeooo:paragraph-rsid="0001de8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1de84" officeooo:paragraph-rsid="0009770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1de84" officeooo:paragraph-rsid="000c6ca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1de84" officeooo:paragraph-rsid="001169b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1de84" officeooo:paragraph-rsid="001840f0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05816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1de8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9770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0c6ca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1169b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05816" officeooo:paragraph-rsid="001840f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6609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7f2b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9770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c6cad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0d278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1169b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1353a8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font-size="14pt" fo:font-weight="normal" officeooo:rsid="00066093" officeooo:paragraph-rsid="001840f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05816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1310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77f98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7f2b3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05816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1310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66093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7f2b3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8d69b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0d2780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1353a8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66093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01de84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09770a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0c6cad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1169ba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fo:font-size="14pt" style:text-underline-style="solid" style:text-underline-width="auto" style:text-underline-color="font-color" fo:font-weight="normal" officeooo:rsid="00005816" officeooo:paragraph-rsid="001840f0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a9f71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11310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9770a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1de84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04637a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637a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8d69b" officeooo:paragraph-rsid="0008d69b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9770a" officeooo:paragraph-rsid="0009770a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c6cad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1169ba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c6070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0e751e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de84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66093" officeooo:paragraph-rsid="00066093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66093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011310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11310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011310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05816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9770a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2c32a" officeooo:paragraph-rsid="0002c32a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77f98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77f98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4793e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fd82c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a9f71" officeooo:paragraph-rsid="000a9f71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c6cad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d2780" officeooo:paragraph-rsid="000d2780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e751e" officeooo:paragraph-rsid="000e751e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1353a8" officeooo:paragraph-rsid="001353a8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1353a8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1840f0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1a0a07" officeooo:paragraph-rsid="001a0a07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005816" style:font-size-asian="12.25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01de84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0c6cad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1169ba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005816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09770a" style:font-size-asian="16pt" style:font-size-complex="16pt"/>
    </style:style>
    <style:style style:name="P117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0c6cad" style:font-size-asian="16pt" style:font-size-complex="16pt"/>
    </style:style>
    <style:style style:name="P118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01de84" style:font-size-asian="16pt" style:font-size-complex="16pt"/>
    </style:style>
    <style:style style:name="P119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1169ba" style:font-size-asian="16pt" style:font-size-complex="16pt"/>
    </style:style>
    <style:style style:name="P120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1840f0" style:font-size-asian="16pt" style:font-size-complex="16pt"/>
    </style:style>
    <style:style style:name="P121" style:family="paragraph" style:parent-style-name="Standard">
      <style:paragraph-properties fo:margin-left="0.4925in" fo:margin-right="0in" fo:text-indent="0in" style:auto-text-indent="false"/>
      <style:text-properties fo:color="#000000" fo:font-size="14pt" fo:font-style="normal" style:text-underline-style="solid" style:text-underline-width="auto" style:text-underline-color="font-color" fo:font-weight="normal" officeooo:rsid="00005816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style:paragraph-properties fo:margin-left="0.4925in" fo:margin-right="0in" fo:text-indent="0in" style:auto-text-indent="false"/>
      <style:text-properties fo:color="#000000" fo:font-size="14pt" fo:font-style="normal" style:text-underline-style="solid" style:text-underline-width="auto" style:text-underline-color="font-color" fo:font-weight="normal" officeooo:rsid="00005816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20cbdf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style:paragraph-properties fo:margin-left="0.4925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005816" officeooo:paragraph-rsid="00232629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style:paragraph-properties fo:margin-left="0.9846in" fo:margin-right="0in" fo:text-indent="0in" style:auto-text-indent="false"/>
      <style:text-properties fo:color="#000000" fo:font-size="14pt" fo:font-style="normal" style:text-underline-style="none" fo:font-weight="normal" officeooo:rsid="0001de84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style:paragraph-properties fo:margin-left="0.9846in" fo:margin-right="0in" fo:text-indent="0in" style:auto-text-indent="false"/>
      <style:text-properties fo:color="#000000" fo:font-size="14pt" fo:font-style="normal" style:text-underline-style="none" fo:font-weight="normal" officeooo:rsid="0004637a" officeooo:paragraph-rsid="001840f0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style:paragraph-properties fo:margin-left="0.9846in" fo:margin-right="0in" fo:text-indent="0in" style:auto-text-indent="false"/>
      <style:text-properties fo:color="#000000" fo:font-size="14pt" fo:font-style="normal" style:text-underline-style="none" fo:font-weight="normal" officeooo:rsid="0001de84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>
      <style:paragraph-properties fo:margin-left="0.9846in" fo:margin-right="0in" fo:text-indent="0in" style:auto-text-indent="false"/>
      <style:text-properties fo:color="#000000" fo:font-size="14pt" fo:font-style="normal" style:text-underline-style="none" fo:font-weight="normal" officeooo:rsid="0004793e" officeooo:paragraph-rsid="001840f0" style:font-size-asian="12.25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style:paragraph-properties fo:margin-left="0.9846in" fo:margin-right="0in" fo:text-indent="0in" style:auto-text-indent="false"/>
      <style:text-properties fo:color="#000000" fo:font-size="14pt" fo:font-style="normal" style:text-underline-style="solid" style:text-underline-width="auto" style:text-underline-color="font-color" fo:font-weight="normal" officeooo:rsid="001a0a07" officeooo:paragraph-rsid="001a0a07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4793e" officeooo:paragraph-rsid="0009770a" style:font-size-asian="12.25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20cbdf" officeooo:paragraph-rsid="0020cbdf" style:font-size-asian="12.25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22375f" officeooo:paragraph-rsid="0022375f" style:font-size-asian="12.25pt" style:font-style-asian="normal" style:font-weight-asian="normal" style:font-size-complex="14pt" style:font-style-complex="normal" style:font-weight-complex="normal"/>
    </style:style>
    <style:style style:name="P133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077f98" officeooo:paragraph-rsid="00077f98" style:font-size-asian="12.25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>
      <style:paragraph-properties fo:margin-left="0.9846in" fo:margin-right="0in" fo:text-indent="0in" style:auto-text-indent="false"/>
      <style:text-properties fo:font-size="14pt" fo:font-style="normal" style:text-underline-style="none" fo:font-weight="normal" officeooo:rsid="00232629" officeooo:paragraph-rsid="00232629" style:font-size-asian="12.25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style:paragraph-properties fo:margin-left="0.9846in" fo:margin-right="0in" fo:text-align="center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1af822" officeooo:paragraph-rsid="001af822" style:font-size-asian="16pt" style:font-style-asian="normal" style:font-weight-asian="bold" style:font-size-complex="16pt" style:font-style-complex="normal" style:font-weight-complex="bold"/>
    </style:style>
    <style:style style:name="P13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fo:font-style="normal" style:text-underline-style="solid" style:text-underline-width="auto" style:text-underline-color="font-color" fo:font-weight="bold" officeooo:rsid="001af822" officeooo:paragraph-rsid="001af822" style:font-size-asian="10.5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paragraph-properties fo:margin-left="0.9846in" fo:margin-right="0in" fo:text-align="start" style:justify-single-word="false" fo:text-indent="0in" style:auto-text-indent="false" fo:break-before="page"/>
      <style:text-properties fo:font-size="16pt" fo:font-style="normal" style:text-underline-style="solid" style:text-underline-width="auto" style:text-underline-color="font-color" fo:font-weight="bold" officeooo:rsid="001af822" officeooo:paragraph-rsid="001af822" style:font-size-asian="16pt" style:font-style-asian="normal" style:font-weight-asian="bold" style:font-size-complex="16pt" style:font-style-complex="normal" style:font-weight-complex="bold"/>
    </style:style>
    <style:style style:name="P138" style:family="paragraph" style:parent-style-name="Standard">
      <style:text-properties fo:font-size="14pt" fo:font-style="normal" style:text-underline-style="none" fo:font-weight="normal" officeooo:rsid="001b2b45" officeooo:paragraph-rsid="001b2b45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b2b45" officeooo:paragraph-rsid="001b2b45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b2b45" officeooo:paragraph-rsid="001b2b45" style:font-size-asian="14pt" style:font-style-asian="normal" style:font-weight-asian="bold" style:font-size-complex="14pt" style:font-style-complex="normal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005816" officeooo:paragraph-rsid="001b2b45" style:font-size-asian="14pt" style:font-style-asian="italic" style:font-weight-asian="bold" style:font-size-complex="14pt" style:font-style-complex="italic" style:font-weight-complex="bold"/>
    </style:style>
    <style:style style:name="P142" style:family="paragraph" style:parent-style-name="Standard">
      <style:text-properties fo:font-size="12pt" fo:font-style="normal" style:text-underline-style="none" fo:font-weight="normal" officeooo:rsid="001b2b45" officeooo:paragraph-rsid="001b2b45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center" style:justify-single-word="false"/>
      <style:text-properties fo:font-size="16pt" officeooo:rsid="00005816" officeooo:paragraph-rsid="00005816" style:font-size-asian="16pt" style:font-size-complex="16pt"/>
    </style:style>
    <style:style style:name="P144" style:family="paragraph" style:parent-style-name="Standard">
      <style:paragraph-properties fo:text-align="start" style:justify-single-word="false"/>
      <style:text-properties fo:font-size="16pt" officeooo:rsid="0024f91a" officeooo:paragraph-rsid="0024f91a" style:font-size-asian="16pt" style:font-size-complex="16pt"/>
    </style:style>
    <style:style style:name="P145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24f91a" officeooo:paragraph-rsid="0024f91a" style:font-size-asian="16pt" style:font-weight-asian="normal" style:font-size-complex="16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26685e" officeooo:paragraph-rsid="0026685e" style:font-size-asian="16pt" style:font-weight-asian="normal" style:font-size-complex="16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26d66e" officeooo:paragraph-rsid="0026d66e" style:font-size-asian="16pt" style:font-weight-asian="normal" style:font-size-complex="16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26d66e" officeooo:paragraph-rsid="0028b988" style:font-size-asian="16pt" style:font-weight-asian="normal" style:font-size-complex="16pt" style:font-weight-complex="normal"/>
    </style:style>
    <style:style style:name="P149" style:family="paragraph" style:parent-style-name="Standard">
      <style:paragraph-properties fo:text-align="center" style:justify-single-word="false" fo:break-before="page"/>
      <style:text-properties fo:font-size="16pt" officeooo:rsid="00005816" officeooo:paragraph-rsid="00005816" style:font-size-asian="16pt" style:font-size-complex="16pt"/>
    </style:style>
    <style:style style:name="P150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solid" style:text-underline-width="auto" style:text-underline-color="font-color" fo:font-weight="bold" officeooo:rsid="00005816" officeooo:paragraph-rsid="001b2b45" style:font-size-asian="14pt" style:font-style-asian="normal" style:font-weight-asian="bold" style:font-size-complex="14pt" style:font-style-complex="normal" style:font-weight-complex="bold"/>
    </style:style>
    <style:style style:name="P151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solid" style:text-underline-width="auto" style:text-underline-color="font-color" fo:font-weight="bold" officeooo:rsid="001be1fa" officeooo:paragraph-rsid="001be1fa" style:font-size-asian="14pt" style:font-style-asian="normal" style:font-weight-asian="bold" style:font-size-complex="14pt" style:font-style-complex="normal" style:font-weight-complex="bold"/>
    </style:style>
    <style:style style:name="P152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1b2b45" officeooo:paragraph-rsid="001b2b45" style:font-size-asian="14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1b2b45" officeooo:paragraph-rsid="001be1fa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solid" style:text-underline-width="auto" style:text-underline-color="font-color" fo:font-weight="normal" officeooo:rsid="001be1fa" officeooo:paragraph-rsid="001be1fa" style:font-size-asian="14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style="italic" style:text-underline-style="none" fo:font-weight="bold" officeooo:rsid="00005816" officeooo:paragraph-rsid="001b2b45" style:font-size-asian="14pt" style:font-style-asian="italic" style:font-weight-asian="bold" style:font-size-complex="14pt" style:font-style-complex="italic" style:font-weight-complex="bold"/>
    </style:style>
    <style:style style:name="P156" style:family="paragraph" style:parent-style-name="Standard">
      <style:paragraph-properties fo:margin-left="0in" fo:margin-right="0in" fo:text-indent="0in" style:auto-text-indent="false"/>
      <style:text-properties fo:font-size="14pt" fo:font-style="italic" style:text-underline-style="solid" style:text-underline-width="auto" style:text-underline-color="font-color" fo:font-weight="bold" officeooo:rsid="001be1fa" officeooo:paragraph-rsid="001be1fa" style:font-size-asian="14pt" style:font-style-asian="italic" style:font-weight-asian="bold" style:font-size-complex="14pt" style:font-style-complex="italic" style:font-weight-complex="bold"/>
    </style:style>
    <style:style style:name="P15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3pt" fo:font-style="normal" style:text-underline-style="none" fo:font-weight="normal" officeooo:rsid="000c6cad" officeooo:paragraph-rsid="0024f91a" style:font-size-asian="13pt" style:font-style-asian="normal" style:font-weight-asian="normal" style:font-size-complex="13pt" style:font-style-complex="normal" style:font-weight-complex="normal"/>
    </style:style>
    <style:style style:name="P15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3pt" fo:font-style="normal" style:text-underline-style="none" fo:font-weight="normal" officeooo:rsid="00066093" officeooo:paragraph-rsid="0024f91a" style:font-size-asian="13pt" style:font-style-asian="normal" style:font-weight-asian="normal" style:font-size-complex="13pt" style:font-style-complex="normal" style:font-weight-complex="normal"/>
    </style:style>
    <style:style style:name="P15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3pt" fo:font-style="normal" style:text-underline-style="none" fo:font-weight="normal" officeooo:rsid="001840f0" officeooo:paragraph-rsid="0024f91a" style:font-size-asian="13pt" style:font-style-asian="normal" style:font-weight-asian="normal" style:font-size-complex="13pt" style:font-style-complex="normal" style:font-weight-complex="normal"/>
    </style:style>
    <style:style style:name="P16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3pt" fo:font-style="normal" style:text-underline-style="none" fo:font-weight="normal" officeooo:rsid="001353a8" officeooo:paragraph-rsid="0024f91a" style:font-size-asian="13pt" style:font-style-asian="normal" style:font-weight-asian="normal" style:font-size-complex="13pt" style:font-style-complex="normal" style:font-weight-complex="normal"/>
    </style:style>
    <style:style style:name="P161" style:family="paragraph" style:parent-style-name="Table_20_Contents">
      <style:text-properties fo:font-size="12pt" officeooo:rsid="001be1fa" officeooo:paragraph-rsid="001be1fa" style:font-size-asian="12pt" style:font-size-complex="12pt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64" style:family="paragraph" style:parent-style-name="Table_20_Contents">
      <style:paragraph-properties fo:text-align="center" style:justify-single-word="false"/>
      <style:text-properties fo:font-size="16pt" officeooo:rsid="0023d1f7" officeooo:paragraph-rsid="0023d1f7" style:font-size-asian="16pt" style:font-size-complex="16pt"/>
    </style:style>
    <style:style style:name="P165" style:family="paragraph" style:parent-style-name="Table_20_Contents">
      <style:paragraph-properties fo:text-align="center" style:justify-single-word="false"/>
      <style:text-properties fo:font-size="16pt" officeooo:rsid="0023d1f7" officeooo:paragraph-rsid="00246086" style:font-size-asian="16pt" style:font-size-complex="16pt"/>
    </style:style>
    <style:style style:name="P166" style:family="paragraph" style:parent-style-name="Table_20_Contents">
      <style:paragraph-properties fo:text-align="center" style:justify-single-word="false"/>
      <style:text-properties fo:font-size="16pt" fo:font-weight="bold" officeooo:rsid="0023d1f7" officeooo:paragraph-rsid="0023d1f7" style:font-size-asian="16pt" style:font-weight-asian="bold" style:font-size-complex="16pt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fo:font-size="16pt" fo:font-style="italic" officeooo:rsid="0023d1f7" officeooo:paragraph-rsid="0023d1f7" style:font-size-asian="16pt" style:font-style-asian="italic" style:font-size-complex="16pt" style:font-style-complex="italic"/>
    </style:style>
    <style:style style:name="P168" style:family="paragraph" style:parent-style-name="Table_20_Contents">
      <style:paragraph-properties fo:text-align="center" style:justify-single-word="false"/>
      <style:text-properties officeooo:rsid="0024f91a" officeooo:paragraph-rsid="0024f91a"/>
    </style:style>
    <style:style style:name="P169" style:family="paragraph" style:parent-style-name="Table_20_Contents">
      <style:paragraph-properties fo:text-align="center" style:justify-single-word="false"/>
      <style:text-properties fo:font-size="13pt" officeooo:rsid="0023d1f7" officeooo:paragraph-rsid="0023d1f7" style:font-size-asian="13pt" style:font-size-complex="13pt"/>
    </style:style>
    <style:style style:name="P170" style:family="paragraph" style:parent-style-name="Table_20_Contents">
      <style:paragraph-properties fo:text-align="center" style:justify-single-word="false"/>
      <style:text-properties fo:font-size="13pt" officeooo:rsid="00246086" officeooo:paragraph-rsid="00246086" style:font-size-asian="13pt" style:font-size-complex="13pt"/>
    </style:style>
    <style:style style:name="P171" style:family="paragraph" style:parent-style-name="Table_20_Contents">
      <style:paragraph-properties fo:text-align="center" style:justify-single-word="false"/>
      <style:text-properties fo:font-weight="bold" officeooo:rsid="0024f91a" officeooo:paragraph-rsid="0024f91a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text-underline-style="none" style:font-size-asian="12.25pt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66093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font-style="italic" officeooo:rsid="00066093" style:font-size-asian="12pt" style:font-style-asian="italic" style:font-size-complex="12pt" style:font-style-complex="italic"/>
    </style:style>
    <style:style style:name="T9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10" style:family="text">
      <style:text-properties fo:font-size="12pt" fo:font-style="italic" style:text-underline-style="none" officeooo:rsid="00011310" style:font-size-asian="10.5pt" style:font-style-asian="italic" style:font-size-complex="12pt" style:font-style-complex="italic"/>
    </style:style>
    <style:style style:name="T11" style:family="text">
      <style:text-properties fo:font-size="12pt" fo:font-style="italic" style:text-underline-style="none" officeooo:rsid="00077f98" style:font-size-asian="10.5pt" style:font-style-asian="italic" style:font-size-complex="12pt" style:font-style-complex="italic"/>
    </style:style>
    <style:style style:name="T12" style:family="text">
      <style:text-properties fo:font-size="12pt" fo:font-style="italic" style:text-underline-style="none" officeooo:rsid="0008d69b" style:font-size-asian="10.5pt" style:font-style-asian="italic" style:font-size-complex="12pt" style:font-style-complex="italic"/>
    </style:style>
    <style:style style:name="T13" style:family="text">
      <style:text-properties fo:font-size="12pt" fo:font-style="italic" style:text-underline-style="none" officeooo:rsid="0020cbdf" style:font-size-asian="10.5pt" style:font-style-asian="italic" style:font-size-complex="12pt" style:font-style-complex="italic"/>
    </style:style>
    <style:style style:name="T14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15" style:family="text">
      <style:text-properties fo:font-size="12pt" fo:font-style="italic" style:text-underline-style="none" officeooo:rsid="000d2780" style:font-size-asian="12pt" style:font-style-asian="italic" style:font-size-complex="12pt" style:font-style-complex="italic"/>
    </style:style>
    <style:style style:name="T16" style:family="text">
      <style:text-properties fo:font-size="12pt" fo:font-style="italic" style:text-underline-style="none" officeooo:rsid="001169ba" style:font-size-asian="12pt" style:font-style-asian="italic" style:font-size-complex="12pt" style:font-style-complex="italic"/>
    </style:style>
    <style:style style:name="T17" style:family="text">
      <style:text-properties fo:font-size="12pt" fo:font-style="italic" style:text-underline-style="none" officeooo:rsid="001353a8" style:font-size-asian="12pt" style:font-style-asian="italic" style:font-size-complex="12pt" style:font-style-complex="italic"/>
    </style:style>
    <style:style style:name="T18" style:family="text">
      <style:text-properties fo:font-size="12pt" fo:font-style="italic" style:text-underline-style="none" officeooo:rsid="001840f0" style:font-size-asian="12pt" style:font-style-asian="italic" style:font-size-complex="12pt" style:font-style-complex="italic"/>
    </style:style>
    <style:style style:name="T19" style:family="text">
      <style:text-properties fo:font-size="12pt" fo:font-style="italic" style:text-underline-style="none" fo:font-weight="bold" officeooo:rsid="0020cbdf" style:font-size-asian="10.5pt" style:font-style-asian="italic" style:font-weight-asian="bold" style:font-size-complex="12pt" style:font-style-complex="italic" style:font-weight-complex="bold"/>
    </style:style>
    <style:style style:name="T20" style:family="text">
      <style:text-properties fo:font-size="12pt" fo:font-style="italic" style:text-underline-style="none" fo:font-weight="bold" officeooo:rsid="00232629" style:font-size-asian="10.5pt" style:font-style-asian="italic" style:font-weight-asian="bold" style:font-size-complex="12pt" style:font-style-complex="italic" style:font-weight-complex="bold"/>
    </style:style>
    <style:style style:name="T21" style:family="text">
      <style:text-properties fo:font-size="12pt" style:text-underline-style="none" style:font-size-asian="10.5pt" style:font-size-complex="12pt"/>
    </style:style>
    <style:style style:name="T22" style:family="text">
      <style:text-properties fo:font-size="12pt" style:text-underline-style="none" officeooo:rsid="00077f98" style:font-size-asian="10.5pt" style:font-size-complex="12pt"/>
    </style:style>
    <style:style style:name="T23" style:family="text">
      <style:text-properties fo:font-size="12pt" style:text-underline-style="none" officeooo:rsid="001be1fa" style:font-size-asian="10.5pt" style:font-size-complex="12pt"/>
    </style:style>
    <style:style style:name="T24" style:family="text">
      <style:text-properties style:font-size-asian="12.25pt"/>
    </style:style>
    <style:style style:name="T25" style:family="text">
      <style:text-properties officeooo:rsid="00011310" style:font-size-asian="12.25pt"/>
    </style:style>
    <style:style style:name="T26" style:family="text">
      <style:text-properties officeooo:rsid="0004637a" style:font-size-asian="12.25pt"/>
    </style:style>
    <style:style style:name="T27" style:family="text">
      <style:text-properties officeooo:rsid="000a9f71" style:font-size-asian="12.25pt"/>
    </style:style>
    <style:style style:name="T28" style:family="text">
      <style:text-properties officeooo:rsid="000e751e" style:font-size-asian="12.25pt"/>
    </style:style>
    <style:style style:name="T29" style:family="text">
      <style:text-properties officeooo:rsid="000fd82c" style:font-size-asian="12.25pt"/>
    </style:style>
    <style:style style:name="T30" style:family="text">
      <style:text-properties officeooo:rsid="0004793e" style:font-size-asian="12.25pt"/>
    </style:style>
    <style:style style:name="T31" style:family="text">
      <style:text-properties officeooo:rsid="00154692" style:font-size-asian="12.25pt"/>
    </style:style>
    <style:style style:name="T32" style:family="text">
      <style:text-properties officeooo:rsid="001644cb" style:font-size-asian="12.25pt"/>
    </style:style>
    <style:style style:name="T33" style:family="text">
      <style:text-properties officeooo:rsid="001a0a07" style:font-size-asian="12.25pt"/>
    </style:style>
    <style:style style:name="T34" style:family="text">
      <style:text-properties officeooo:rsid="001af822" style:font-size-asian="12.25pt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style:font-size-asian="12.25pt"/>
    </style:style>
    <style:style style:name="T37" style:family="text">
      <style:text-properties style:text-underline-style="none" officeooo:rsid="00011310" style:font-size-asian="12.25pt"/>
    </style:style>
    <style:style style:name="T38" style:family="text">
      <style:text-properties style:text-underline-style="none" officeooo:rsid="0002c32a" style:font-size-asian="12.25pt"/>
    </style:style>
    <style:style style:name="T39" style:family="text">
      <style:text-properties style:text-underline-style="none" officeooo:rsid="00066093" style:font-size-asian="12.25pt"/>
    </style:style>
    <style:style style:name="T40" style:family="text">
      <style:text-properties style:text-underline-style="none" officeooo:rsid="000a9f71" style:font-size-asian="12.25pt"/>
    </style:style>
    <style:style style:name="T41" style:family="text">
      <style:text-properties style:text-underline-style="none" officeooo:rsid="000d2780" style:font-size-asian="12.25pt"/>
    </style:style>
    <style:style style:name="T42" style:family="text">
      <style:text-properties style:text-underline-style="none" officeooo:rsid="001353a8" style:font-size-asian="12.25pt"/>
    </style:style>
    <style:style style:name="T43" style:family="text">
      <style:text-properties style:text-underline-style="none" officeooo:rsid="001840f0" style:font-size-asian="12.25pt"/>
    </style:style>
    <style:style style:name="T44" style:family="text">
      <style:text-properties style:text-underline-style="none" officeooo:rsid="001af822" style:font-size-asian="12.25pt"/>
    </style:style>
    <style:style style:name="T45" style:family="text">
      <style:text-properties officeooo:rsid="00011310"/>
    </style:style>
    <style:style style:name="T46" style:family="text">
      <style:text-properties officeooo:rsid="0004637a"/>
    </style:style>
    <style:style style:name="T47" style:family="text">
      <style:text-properties officeooo:rsid="0004793e"/>
    </style:style>
    <style:style style:name="T48" style:family="text">
      <style:text-properties officeooo:rsid="000a9f71"/>
    </style:style>
    <style:style style:name="T49" style:family="text">
      <style:text-properties officeooo:rsid="000c6070"/>
    </style:style>
    <style:style style:name="T50" style:family="text">
      <style:text-properties officeooo:rsid="000e751e"/>
    </style:style>
    <style:style style:name="T51" style:family="text">
      <style:text-properties officeooo:rsid="000fd82c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09770a" style:font-weight-asian="bold" style:font-weight-complex="bold"/>
    </style:style>
    <style:style style:name="T54" style:family="text">
      <style:text-properties fo:font-weight="bold" officeooo:rsid="00011310" style:font-weight-asian="bold" style:font-weight-complex="bold"/>
    </style:style>
    <style:style style:name="T55" style:family="text">
      <style:text-properties fo:font-weight="bold" officeooo:rsid="0001de84" style:font-weight-asian="bold" style:font-weight-complex="bold"/>
    </style:style>
    <style:style style:name="T56" style:family="text">
      <style:text-properties fo:font-weight="bold" officeooo:rsid="000c6cad" style:font-weight-asian="bold" style:font-weight-complex="bold"/>
    </style:style>
    <style:style style:name="T57" style:family="text">
      <style:text-properties fo:font-weight="bold" officeooo:rsid="001169ba" style:font-weight-asian="bold" style:font-weight-complex="bold"/>
    </style:style>
    <style:style style:name="T58" style:family="text">
      <style:text-properties fo:font-weight="bold" officeooo:rsid="001840f0" style:font-weight-asian="bold" style:font-weight-complex="bold"/>
    </style:style>
    <style:style style:name="T59" style:family="text">
      <style:text-properties officeooo:rsid="00154692"/>
    </style:style>
    <style:style style:name="T60" style:family="text">
      <style:text-properties officeooo:rsid="001644cb"/>
    </style:style>
    <style:style style:name="T61" style:family="text">
      <style:text-properties officeooo:rsid="001af822"/>
    </style:style>
    <style:style style:name="T62" style:family="text">
      <style:text-properties officeooo:rsid="001b2b45"/>
    </style:style>
    <style:style style:name="T63" style:family="text">
      <style:text-properties officeooo:rsid="00246086"/>
    </style:style>
    <style:style style:name="T64" style:family="text">
      <style:text-properties officeooo:rsid="0026685e"/>
    </style:style>
    <style:style style:name="T65" style:family="text">
      <style:text-properties officeooo:rsid="0028b9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162"/>
          </table:table-cell>
          <table:table-cell table:style-name="Table2.A1" office:value-type="string">
            <text:p text:style-name="P171">Virtual Machines</text:p>
          </table:table-cell>
          <table:table-cell table:style-name="Table2.C1" office:value-type="string">
            <text:p text:style-name="P171">Linux Containers</text:p>
          </table:table-cell>
        </table:table-row>
        <table:table-row>
          <table:table-cell table:style-name="Table2.A2" office:value-type="string">
            <text:p text:style-name="P168">RTT host ↔ VM | LXC</text:p>
            <text:p text:style-name="P168">(min/mean/max/std.dev)</text:p>
          </table:table-cell>
          <table:table-cell table:style-name="Table2.B2" office:value-type="string">
            <text:p text:style-name="P157">0.035/0.068/1.730/0.054 ms</text:p>
          </table:table-cell>
          <table:table-cell table:style-name="Table2.C2" office:value-type="string">
            <text:p text:style-name="P158">0.005/0.007/0.110/0.003 ms</text:p>
          </table:table-cell>
        </table:table-row>
        <table:table-row>
          <table:table-cell table:style-name="Table2.A2" office:value-type="string">
            <text:p text:style-name="P168">RTT VM↔VM | LXC ↔ LXC</text:p>
            <text:p text:style-name="P168">(min/mean/max/std.dev)</text:p>
          </table:table-cell>
          <table:table-cell table:style-name="Table2.B2" office:value-type="string">
            <text:p text:style-name="P159">0.072/0.152/3.441/0.110 ms</text:p>
          </table:table-cell>
          <table:table-cell table:style-name="Table2.C2" office:value-type="string">
            <text:p text:style-name="P160">0.005/0.008/0.257/0.004 ms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3"/>
        <table:table-column table:style-name="Table1.H"/>
        <table:table-row>
          <table:table-cell table:style-name="Table1.A1" office:value-type="string">
            <text:p text:style-name="P163"/>
          </table:table-cell>
          <table:table-cell table:style-name="Table1.B1" office:value-type="string">
            <text:p text:style-name="P163"/>
          </table:table-cell>
          <table:table-cell table:style-name="Table1.C1" table:number-columns-spanned="2" office:value-type="string">
            <text:p text:style-name="P166">HAPROXY</text:p>
          </table:table-cell>
          <table:covered-table-cell/>
          <table:table-cell table:style-name="Table1.E1" table:number-columns-spanned="2" office:value-type="string">
            <text:p text:style-name="P166">NGINX</text:p>
          </table:table-cell>
          <table:covered-table-cell/>
          <table:table-cell table:style-name="Table1.G1" table:number-columns-spanned="2" office:value-type="string">
            <text:p text:style-name="P166">LVS</text:p>
          </table:table-cell>
          <table:covered-table-cell/>
        </table:table-row>
        <table:table-row>
          <table:table-cell table:style-name="Table1.A2" office:value-type="string">
            <text:p text:style-name="P163"/>
          </table:table-cell>
          <table:table-cell table:style-name="Table1.B2" office:value-type="string">
            <text:p text:style-name="P163"/>
          </table:table-cell>
          <table:table-cell table:style-name="Table1.C2" office:value-type="string">
            <text:p text:style-name="P167">VM</text:p>
          </table:table-cell>
          <table:table-cell table:style-name="Table1.D2" office:value-type="string">
            <text:p text:style-name="P167">LXD</text:p>
          </table:table-cell>
          <table:table-cell table:style-name="Table1.E2" office:value-type="string">
            <text:p text:style-name="P167">VM</text:p>
          </table:table-cell>
          <table:table-cell table:style-name="Table1.F2" office:value-type="string">
            <text:p text:style-name="P167">LXD</text:p>
          </table:table-cell>
          <table:table-cell table:style-name="Table1.G2" office:value-type="string">
            <text:p text:style-name="P167">VM </text:p>
          </table:table-cell>
          <table:table-cell table:style-name="Table1.H2" office:value-type="string">
            <text:p text:style-name="P167">LXD</text:p>
          </table:table-cell>
        </table:table-row>
        <table:table-row>
          <table:table-cell table:style-name="Table1.A4" table:number-rows-spanned="3" office:value-type="string">
            <text:p text:style-name="P164">BAND-</text:p>
            <text:p text:style-name="P164">WIDTH</text:p>
          </table:table-cell>
          <table:table-cell table:style-name="Table1.B3" office:value-type="string">
            <text:p text:style-name="P169">iperf3</text:p>
          </table:table-cell>
          <table:table-cell table:style-name="Table1.C3" office:value-type="string">
            <text:p text:style-name="P169">2.36 Gbps</text:p>
          </table:table-cell>
          <table:table-cell table:style-name="Table1.D3" office:value-type="string">
            <text:p text:style-name="P170">9.63 Gbps</text:p>
          </table:table-cell>
          <table:table-cell table:style-name="Table1.E3" office:value-type="string">
            <text:p text:style-name="P170">1.03 Gbps</text:p>
          </table:table-cell>
          <table:table-cell table:style-name="Table1.F3" office:value-type="string">
            <text:p text:style-name="P170">8.32 Gbps</text:p>
          </table:table-cell>
          <table:table-cell table:style-name="Table1.G3" office:value-type="string">
            <text:p text:style-name="P170">1.60 Gbps</text:p>
          </table:table-cell>
          <table:table-cell table:style-name="Table1.H3" office:value-type="string">
            <text:p text:style-name="P170">27.7 Gbps</text:p>
          </table:table-cell>
        </table:table-row>
        <table:table-row>
          <table:covered-table-cell/>
          <table:table-cell table:style-name="Table1.B4" office:value-type="string">
            <text:p text:style-name="P169">iperf3 -R</text:p>
          </table:table-cell>
          <table:table-cell table:style-name="Table1.C4" office:value-type="string">
            <text:p text:style-name="P169">8.83 Gbps</text:p>
          </table:table-cell>
          <table:table-cell table:style-name="Table1.D4" office:value-type="string">
            <text:p text:style-name="P170">8.87 Gbps</text:p>
          </table:table-cell>
          <table:table-cell table:style-name="Table1.E4" office:value-type="string">
            <text:p text:style-name="P170">8.07 Gbps</text:p>
          </table:table-cell>
          <table:table-cell table:style-name="Table1.F4" office:value-type="string">
            <text:p text:style-name="P170">8.12 Gbps</text:p>
          </table:table-cell>
          <table:table-cell table:style-name="Table1.G4" office:value-type="string">
            <text:p text:style-name="P170">3.62 Gbps</text:p>
          </table:table-cell>
          <table:table-cell table:style-name="Table1.H4" office:value-type="string">
            <text:p text:style-name="P170">35.8 Gbps</text:p>
          </table:table-cell>
        </table:table-row>
        <table:table-row>
          <table:covered-table-cell/>
          <table:table-cell table:style-name="Table1.B5" office:value-type="string">
            <text:p text:style-name="P169">nuttcp</text:p>
          </table:table-cell>
          <table:table-cell table:style-name="Table1.C5" office:value-type="string">
            <text:p text:style-name="P169">2.17 Gbps</text:p>
          </table:table-cell>
          <table:table-cell table:style-name="Table1.D5" office:value-type="string">
            <text:p text:style-name="P170">8.01 Gbps</text:p>
          </table:table-cell>
          <table:table-cell table:style-name="Table1.E5" office:value-type="string">
            <text:p text:style-name="P170">0.97 Gbps</text:p>
          </table:table-cell>
          <table:table-cell table:style-name="Table1.F5" office:value-type="string">
            <text:p text:style-name="P170">9.01 Gbps</text:p>
          </table:table-cell>
          <table:table-cell table:style-name="Table1.G5" office:value-type="string">
            <text:p text:style-name="P170">1.50 Gbps</text:p>
          </table:table-cell>
          <table:table-cell table:style-name="Table1.H5" office:value-type="string">
            <text:p text:style-name="P170">20.75 Gbps</text:p>
          </table:table-cell>
        </table:table-row>
        <table:table-row>
          <table:table-cell table:style-name="Table1.A7" table:number-rows-spanned="2" office:value-type="string">
            <text:p text:style-name="P165">#REQ/</text:p>
            <text:p text:style-name="P165"><text:span text:style-name="T63">S</text:span>EC</text:p>
          </table:table-cell>
          <table:table-cell table:style-name="Table1.B6" office:value-type="string">
            <text:p text:style-name="P169">ab</text:p>
          </table:table-cell>
          <table:table-cell table:style-name="Table1.C6" office:value-type="string">
            <text:p text:style-name="P170">406.85</text:p>
          </table:table-cell>
          <table:table-cell table:style-name="Table1.D6" office:value-type="string">
            <text:p text:style-name="P170">1731.05</text:p>
          </table:table-cell>
          <table:table-cell table:style-name="Table1.E6" office:value-type="string">
            <text:p text:style-name="P170">508.32</text:p>
          </table:table-cell>
          <table:table-cell table:style-name="Table1.F6" office:value-type="string">
            <text:p text:style-name="P170">1619.50 </text:p>
          </table:table-cell>
          <table:table-cell table:style-name="Table1.G6" office:value-type="string">
            <text:p text:style-name="P170">618.60</text:p>
          </table:table-cell>
          <table:table-cell table:style-name="Table1.H6" office:value-type="string">
            <text:p text:style-name="P170">1770.05</text:p>
          </table:table-cell>
        </table:table-row>
        <table:table-row>
          <table:covered-table-cell/>
          <table:table-cell table:style-name="Table1.B7" office:value-type="string">
            <text:p text:style-name="P169">siege</text:p>
          </table:table-cell>
          <table:table-cell table:style-name="Table1.C7" office:value-type="string">
            <text:p text:style-name="P170">141.90</text:p>
          </table:table-cell>
          <table:table-cell table:style-name="Table1.D7" office:value-type="string">
            <text:p text:style-name="P170">767.29</text:p>
          </table:table-cell>
          <table:table-cell table:style-name="Table1.E7" office:value-type="string">
            <text:p text:style-name="P170">187.57</text:p>
          </table:table-cell>
          <table:table-cell table:style-name="Table1.F7" office:value-type="string">
            <text:p text:style-name="P170">719.93</text:p>
          </table:table-cell>
          <table:table-cell table:style-name="Table1.G7" office:value-type="string">
            <text:p text:style-name="P170">212.40</text:p>
          </table:table-cell>
          <table:table-cell table:style-name="Table1.H7" office:value-type="string">
            <text:p text:style-name="P170">648.78</text:p>
          </table:table-cell>
        </table:table-row>
      </table:table>
      <text:p text:style-name="P143"><text:span text:style-name="T2"/></text:p>
      <text:p text:style-name="P144"><text:span text:style-name="T2">Notes:</text:span></text:p>
      <text:p text:style-name="P144"><text:span text:style-name="T2"/></text:p>
      <text:list xml:id="list3796082565544097538" text:style-name="L2">
        <text:list-item>
          <text:p text:style-name="P148">See the annex at the end of th<text:span text:style-name="T65">is</text:span> document for a brief explanation of the commands used.</text:p>
        </text:list-item>
        <text:list-item>
          <text:p text:style-name="P146">It’s important to notice that all tests are performed locally, on a laptop, and don’t traverse a network at all.</text:p>
        </text:list-item>
        <text:list-item>
          <text:p text:style-name="P145">With siege tests, virtual machines seem not <text:span text:style-name="T64">able </text:span>to handle more than 25 concurrent users (or at least the test takes a very long time). <text:span text:style-name="T64">On the other hand Linux Containers handle up to 100 (probably more).</text:span></text:p>
        </text:list-item>
        <text:list-item>
          <text:p text:style-name="P146">Some tests might be biased because of caching mechanisms or CPU load/performance on the moment of the test.</text:p>
        </text:list-item>
        <text:list-item>
          <text:p text:style-name="P146">Not important differences found between round robin and least connections balancing modes. Maybe a more real scenario (Thredds with bigger datasets) would change that.</text:p>
          <text:p text:style-name="P147"/>
        </text:list-item>
      </text:list>
      <text:p text:style-name="P149"><text:span text:style-name="T2">Scenario</text:span><text:span text:style-name="T52">: haproxy_</text:span><text:span text:style-name="T54">layer7 </text:span><text:span text:style-name="T56">(VMs)</text:span></text:p>
      <text:p text:style-name="P1"/>
      <text:p text:style-name="P14"><text:span text:style-name="T1">Test:</text:span><text:span text:style-name="T35"> </text:span><text:span text:style-name="T14">ping -c 10000 -s 1472 -M do -i0 server-ip</text:span></text:p>
      <text:p text:style-name="P38">Results: </text:p>
      <text:p text:style-name="P70">RTT min/avg/max/mdev = 0.032/0.069/2.504/0.053 ms</text:p>
      <text:p text:style-name="P37"/>
      <text:p text:style-name="P7"><text:span text:style-name="T1">Test</text:span>: <text:span text:style-name="T7">ab -n 10000 -c 100 load-bal-ip:8080/thredds/fileServer/collection1/singleDataset.nc</text:span></text:p>
      <text:p text:style-name="P22"><text:span text:style-name="T5">­</text:span><text:span text:style-name="T24">Result</text:span><text:span text:style-name="T25">s</text:span><text:span text:style-name="T24">:</text:span></text:p>
      <text:p text:style-name="P82">Total time: 24.579 seconds</text:p>
      <text:p text:style-name="P82">Request/sec: 406.85 #/sec (mean)</text:p>
      <text:p text:style-name="P82">Time per request: 2.458 ms (mean)</text:p>
      <text:p text:style-name="P82">Tranfer rate: ~ 21844.74 Kbytes/s</text:p>
      <text:p text:style-name="P82"/>
      <text:p text:style-name="P82">Connection Times (ms)</text:p>
      <text:p text:style-name="P82"><text:s text:c="21"/>min <text:s/>mean <text:s/>[+/-sd] median <text:s text:c="2"/>max</text:p>
      <text:p text:style-name="P82">Connect: <text:s text:c="8"/>0 <text:s text:c="3"/>1 <text:s text:c="8"/>14.6 <text:s text:c="7"/>0 <text:s text:c="5"/>1020</text:p>
      <text:p text:style-name="P82">Processing: <text:s text:c="4"/>5 <text:s/>245 <text:s text:c="5"/>205.3 <text:s text:c="4"/>217 <text:s text:c="3"/>2356</text:p>
      <text:p text:style-name="P82">Waiting: <text:s text:c="9"/>3 <text:s/>183 <text:s text:c="6"/>208.0 <text:s text:c="2"/>131 <text:s text:c="3"/>2305</text:p>
      <text:p text:style-name="P82">Total: <text:s text:c="13"/>5 <text:s/>245 <text:s text:c="7"/>205.9 <text:s/>217 <text:s text:c="3"/>2356</text:p>
      <text:p text:style-name="P82"/>
      <text:p text:style-name="P82">Percentage of the requests served within a certain time (ms)</text:p>
      <text:p text:style-name="P82"><text:s text:c="2"/>50% <text:s text:c="3"/>217</text:p>
      <text:p text:style-name="P82"><text:s text:c="2"/>66% <text:s text:c="3"/>236</text:p>
      <text:p text:style-name="P82"><text:s text:c="2"/>75% <text:s text:c="3"/>253</text:p>
      <text:p text:style-name="P82"><text:s text:c="2"/>80% <text:s text:c="3"/>278</text:p>
      <text:p text:style-name="P82"><text:s text:c="2"/>90% <text:s text:c="3"/>384</text:p>
      <text:p text:style-name="P82"><text:s text:c="2"/>95% <text:s text:c="3"/>503</text:p>
      <text:p text:style-name="P82"><text:s text:c="2"/>98% <text:s text:c="3"/>721</text:p>
      <text:p text:style-name="P82"><text:s text:c="2"/>99% <text:s text:c="2"/>1187</text:p>
      <text:p text:style-name="P82"><text:s/>100% <text:s text:c="2"/>2356 (longest request)</text:p>
      <text:p text:style-name="P88"/>
      <text:p text:style-name="P25">Test:<text:span text:style-name="T4"> </text:span><text:span text:style-name="T11">siege -b -i -r 100 -c </text:span><text:span text:style-name="T12">25</text:span><text:span text:style-name="T10"> </text:span></text:p>
      <text:p text:style-name="P22"><text:span text:style-name="T24">Result</text:span><text:span text:style-name="T25">s</text:span><text:span text:style-name="T24">:</text:span></text:p>
      <text:p text:style-name="P70">Transactions:<text:tab/><text:tab/> <text:s text:c="7"/>8003 hits</text:p>
      <text:p text:style-name="P70">Availability:<text:tab/><text:tab/> <text:s text:c="5"/>100.00 %</text:p>
      <text:p text:style-name="P70">Elapsed time:<text:tab/><text:tab/> <text:s text:c="6"/>56.40 secs</text:p>
      <text:p text:style-name="P70">Data transferred:<text:tab/> <text:s text:c="6"/>54.94 MB</text:p>
      <text:p text:style-name="P70">Response time:<text:tab/><text:tab/> <text:s text:c="7"/>0.16 secs</text:p>
      <text:p text:style-name="P70">Transaction rate:<text:tab/> <text:s text:c="5"/>141.90 trans/sec</text:p>
      <text:p text:style-name="P70">Throughput:<text:tab/><text:tab/> <text:s text:c="7"/>0.97 MB/sec</text:p>
      <text:p text:style-name="P70">Concurrency:<text:tab/><text:tab/> <text:s text:c="6"/>22.73</text:p>
      <text:p text:style-name="P70">Successful transactions: <text:s text:c="7"/>8003</text:p>
      <text:p text:style-name="P70">Failed transactions:<text:tab/> <text:s text:c="10"/>0</text:p>
      <text:p text:style-name="P110"/>
      <text:p text:style-name="P110"/>
      <text:p text:style-name="P21"><text:soft-page-break/><text:span text:style-name="T24">Test:</text:span><text:span text:style-name="T36"> </text:span><text:span text:style-name="T9">iperf3 -c load-bal-ip</text:span></text:p>
      <text:p text:style-name="P21"><text:span text:style-name="T24">Result</text:span><text:span text:style-name="T25">s</text:span><text:span text:style-name="T24">:</text:span></text:p>
      <text:p text:style-name="P74">Bitrate: 2.36 Gbits/sec</text:p>
      <text:p text:style-name="P74">Retries: 159</text:p>
      <text:p text:style-name="P30"/>
      <text:p text:style-name="P21">Test: <text:span text:style-name="T9">nuttcp load-bal-ip</text:span></text:p>
      <text:p text:style-name="P21">Result<text:span text:style-name="T45">s</text:span>:</text:p>
      <text:p text:style-name="P62">Bitrate: 2.17 Gbits/sec</text:p>
      <text:p text:style-name="P30"/>
      <text:p text:style-name="P21"><text:span text:style-name="T24">Test: </text:span><text:span text:style-name="T3"><text:s/></text:span><text:span text:style-name="T9">iperf3 -c load-bal-ip -R</text:span></text:p>
      <text:p text:style-name="P30">Result<text:span text:style-name="T45">s</text:span>:</text:p>
      <text:p text:style-name="P74">Bitrate: 8.83 Gbits/sec</text:p>
      <text:p text:style-name="P74">Retries: 0</text:p>
      <text:p text:style-name="P74"/>
      <text:p text:style-name="P30"/>
      <text:p text:style-name="P21">Test:<text:span text:style-name="T4"> </text:span><text:span text:style-name="T9">nuttcp -r load-bal-ip</text:span></text:p>
      <text:p text:style-name="P21"><text:span text:style-name="T24">Result</text:span><text:span text:style-name="T25">s</text:span><text:span text:style-name="T24">:</text:span></text:p>
      <text:p text:style-name="P74">Bitrate: --</text:p>
      <text:p text:style-name="P30"/>
      <text:p text:style-name="P21">Test:<text:span text:style-name="T21"> </text:span><text:span text:style-name="T9">iperf3 -c server_ip</text:span></text:p>
      <text:p text:style-name="P21">Result<text:span text:style-name="T45">s</text:span>:</text:p>
      <text:p text:style-name="P70">Bitrate: 2.33 Gbits/sec</text:p>
      <text:p text:style-name="P70">Retries: 0</text:p>
      <text:p text:style-name="P21"/>
      <text:p text:style-name="P22">Test:<text:span text:style-name="T4"> </text:span><text:span text:style-name="T9">nuttcp </text:span><text:span text:style-name="T10">server</text:span><text:span text:style-name="T9">-ip</text:span></text:p>
      <text:p text:style-name="P22"><text:span text:style-name="T24">Result</text:span><text:span text:style-name="T25">s</text:span><text:span text:style-name="T24">:</text:span></text:p>
      <text:p text:style-name="P61"><text:span text:style-name="T24">Bitrate:</text:span><text:span text:style-name="T36"> 2.08 Gbits/sec</text:span></text:p>
      <text:p text:style-name="P33"/>
      <text:p text:style-name="P21">Test: <text:span text:style-name="T9">iperf3 -c server_ip -R</text:span></text:p>
      <text:p text:style-name="P21">Result<text:span text:style-name="T45">s</text:span>:</text:p>
      <text:p text:style-name="P71">Bitrate: 6.21 Gbits/sec</text:p>
      <text:p text:style-name="P71">Retries: 0</text:p>
      <text:p text:style-name="P21"/>
      <text:p text:style-name="P22">Test:<text:span text:style-name="T4"> </text:span><text:span text:style-name="T9">nuttcp -r </text:span><text:span text:style-name="T10">server</text:span><text:span text:style-name="T9">-ip</text:span></text:p>
      <text:p text:style-name="P22"><text:span text:style-name="T24">Result</text:span><text:span text:style-name="T25">s</text:span><text:span text:style-name="T24">:</text:span></text:p>
      <text:p text:style-name="P94">Bitrate: 6.26 Gbits/sec</text:p>
      <text:p text:style-name="P21"/>
      <text:p text:style-name="P118"><text:span text:style-name="T2">Scenario</text:span><text:span text:style-name="T52">: haproxy_</text:span><text:span text:style-name="T54">l</text:span><text:span text:style-name="T55">xd_containers</text:span></text:p>
      <text:p text:style-name="P2"/>
      <text:p text:style-name="P13"><text:span text:style-name="T1">Test:</text:span><text:span text:style-name="T35"> </text:span><text:span text:style-name="T14">ping -c 10000 -s 1472 -M do -i0 server-ip</text:span></text:p>
      <text:p text:style-name="P36">Results:</text:p>
      <text:p text:style-name="P80">RTT min/avg/max/mdev = 0.005/0.007/0.110/0.003 ms</text:p>
      <text:p text:style-name="P45"/>
      <text:p text:style-name="P8"><text:span text:style-name="T1">Test</text:span>: <text:span text:style-name="T7">ab -n 10000 -c 100 load-bal-ip:8080/thredds/fileServer/collection1/singleDataset.nc</text:span></text:p>
      <text:p text:style-name="P23"><text:span text:style-name="T5">­</text:span><text:span text:style-name="T24">Result</text:span><text:span text:style-name="T25">s</text:span><text:span text:style-name="T24">:</text:span></text:p>
      <text:p text:style-name="P50"><text:span text:style-name="T37">Total time: </text:span><text:span text:style-name="T38">5.777 secon</text:span><text:span text:style-name="T39">d</text:span><text:span text:style-name="T38">s</text:span></text:p>
      <text:p text:style-name="P50"><text:span text:style-name="T37">Request/sec: </text:span><text:span text:style-name="T38">1731.05</text:span><text:span text:style-name="T37"> #/sec (mean)</text:span></text:p>
      <text:p text:style-name="P55"><text:span text:style-name="T36">Time per request: </text:span><text:span text:style-name="T38">0.578</text:span><text:span text:style-name="T36"> ms (mean)</text:span></text:p>
      <text:p text:style-name="P55"><text:span text:style-name="T36">Tranfer rate: ~ </text:span><text:span text:style-name="T38">92944</text:span><text:span text:style-name="T36">.</text:span><text:span text:style-name="T38">02</text:span><text:span text:style-name="T36"> Kbytes/s</text:span></text:p>
      <text:p text:style-name="P83"/>
      <text:p text:style-name="P95">Connection Times (ms)</text:p>
      <text:p text:style-name="P95"><text:s text:c="20"/>min <text:s/>mean[+/-sd] median <text:s text:c="2"/>max</text:p>
      <text:p text:style-name="P95">Connect: <text:s text:c="8"/>0 <text:s text:c="3"/>0 <text:s text:c="8"/>0.3 <text:s text:c="6"/>0 <text:s text:c="10"/>6</text:p>
      <text:p text:style-name="P95">Processing: <text:s text:c="4"/>1 <text:s text:c="2"/>57 <text:s text:c="6"/>66.9 <text:s text:c="4"/>37 <text:s text:c="7"/>581</text:p>
      <text:p text:style-name="P95">Waiting: <text:s text:c="8"/>1 <text:s text:c="3"/>53 <text:s text:c="6"/>66.5 <text:s text:c="4"/>31 <text:s text:c="7"/>580</text:p>
      <text:p text:style-name="P95">Total: <text:s text:c="12"/>1 <text:s text:c="3"/>57 <text:s text:c="6"/>66.9 <text:s text:c="4"/>37 <text:s text:c="7"/>581</text:p>
      <text:p text:style-name="P95"/>
      <text:p text:style-name="P95">Percentage of the requests served within a certain time (ms)</text:p>
      <text:p text:style-name="P95"><text:s text:c="2"/>50% <text:s text:c="4"/>37</text:p>
      <text:p text:style-name="P95"><text:s text:c="2"/>66% <text:s text:c="4"/>51</text:p>
      <text:p text:style-name="P95"><text:s text:c="2"/>75% <text:s text:c="4"/>63</text:p>
      <text:p text:style-name="P95"><text:s text:c="2"/>80% <text:s text:c="4"/>75</text:p>
      <text:p text:style-name="P95"><text:s text:c="2"/>90% <text:s text:c="3"/>128</text:p>
      <text:p text:style-name="P95"><text:s text:c="2"/>95% <text:s text:c="3"/>192</text:p>
      <text:p text:style-name="P95"><text:s text:c="2"/>98% <text:s text:c="3"/>300</text:p>
      <text:p text:style-name="P95"><text:s text:c="2"/>99% <text:s text:c="3"/>353</text:p>
      <text:p text:style-name="P95"><text:s/>100% <text:s text:c="3"/>581 (longest request)</text:p>
      <text:p text:style-name="P89"/>
      <text:p text:style-name="P24">Test:<text:span text:style-name="T4"> </text:span><text:span text:style-name="T11">siege -b -i -r 100 -c 100 </text:span><text:span text:style-name="T20">(WITH ROUND ROBIN BALANCE MODE)</text:span></text:p>
      <text:p text:style-name="P23"><text:span text:style-name="T24">Result</text:span><text:span text:style-name="T25">s</text:span><text:span text:style-name="T24">:</text:span></text:p>
      <text:p text:style-name="P134">Transactions:<text:tab/><text:tab/> <text:s text:c="6"/>31835 hits</text:p>
      <text:p text:style-name="P134">Availability:<text:tab/><text:tab/> <text:s text:c="5"/>100.00 %</text:p>
      <text:p text:style-name="P134">Elapsed time:<text:tab/><text:tab/> <text:s text:c="6"/>41.49 secs</text:p>
      <text:p text:style-name="P134">Data transferred:<text:tab/> <text:s text:c="5"/>219.66 MB</text:p>
      <text:p text:style-name="P134">Response time:<text:tab/><text:tab/> <text:s text:c="7"/>0.12 secs</text:p>
      <text:p text:style-name="P134">Transaction rate:<text:tab/> <text:s text:c="5"/>767.29 trans/sec</text:p>
      <text:p text:style-name="P134">Throughput:<text:tab/><text:tab/> <text:s text:c="7"/>5.29 MB/sec</text:p>
      <text:p text:style-name="P134">Concurrency:<text:tab/><text:tab/> <text:s text:c="6"/>92.77</text:p>
      <text:p text:style-name="P134">Successful transactions: <text:s text:c="6"/>31835</text:p>
      <text:p text:style-name="P134">Failed transactions:<text:tab/> <text:s text:c="10"/>0</text:p>
      <text:p text:style-name="P134">Longest transaction:<text:tab/> <text:s text:c="7"/>2.71</text:p>
      <text:p text:style-name="P134">Shortest transaction:<text:tab/> <text:s text:c="7"/>0.00</text:p>
      <text:p text:style-name="P133"><text:soft-page-break/></text:p>
      <text:p text:style-name="P133"/>
      <text:p text:style-name="P124">Test:<text:span text:style-name="T4"> </text:span><text:span text:style-name="T11">siege -b -i -r 100 -c 100 </text:span><text:span text:style-name="T20">(WITH “LEAST CONNECTIONS” BALANCE MODE)</text:span></text:p>
      <text:p text:style-name="P124"><text:span text:style-name="T24">Result</text:span><text:span text:style-name="T25">s</text:span><text:span text:style-name="T24">:</text:span></text:p>
      <text:p text:style-name="P134">Transactions:<text:tab/><text:tab/> <text:s text:c="6"/>31708 hits</text:p>
      <text:p text:style-name="P134">Availability:<text:tab/><text:tab/> <text:s text:c="5"/>100.00 %</text:p>
      <text:p text:style-name="P134">Elapsed time:<text:tab/><text:tab/> <text:s text:c="6"/>49.19 secs</text:p>
      <text:p text:style-name="P134">Data transferred:<text:tab/> <text:s text:c="5"/>220.06 MB</text:p>
      <text:p text:style-name="P134">Response time:<text:tab/><text:tab/> <text:s text:c="7"/>0.14 secs</text:p>
      <text:p text:style-name="P134">Transaction rate:<text:tab/> <text:s text:c="5"/>644.60 trans/sec</text:p>
      <text:p text:style-name="P134">Throughput:<text:tab/><text:tab/> <text:s text:c="7"/>4.47 MB/sec</text:p>
      <text:p text:style-name="P134">Concurrency:<text:tab/><text:tab/> <text:s text:c="6"/>92.58</text:p>
      <text:p text:style-name="P134">Successful transactions: <text:s text:c="6"/>31708</text:p>
      <text:p text:style-name="P134">Failed transactions:<text:tab/> <text:s text:c="10"/>0</text:p>
      <text:p text:style-name="P111"/>
      <text:p text:style-name="P23"><text:span text:style-name="T24">Test:</text:span><text:span text:style-name="T36"> </text:span><text:span text:style-name="T9">iperf3 -c load-bal-ip</text:span></text:p>
      <text:p text:style-name="P23"><text:span text:style-name="T24">Result</text:span><text:span text:style-name="T25">s</text:span><text:span text:style-name="T24">:</text:span></text:p>
      <text:p text:style-name="P62"><text:span text:style-name="T24">Bitrate: </text:span><text:span text:style-name="T26">9.63</text:span><text:span text:style-name="T24"> Gbits/sec</text:span></text:p>
      <text:p text:style-name="P62"><text:span text:style-name="T24">Retries: </text:span><text:span text:style-name="T26">0</text:span></text:p>
      <text:p text:style-name="P31"/>
      <text:p text:style-name="P23">Test: <text:span text:style-name="T9">nuttcp load-bal-ip</text:span></text:p>
      <text:p text:style-name="P23">Result<text:span text:style-name="T45">s</text:span>:</text:p>
      <text:p text:style-name="P62">Bitrate: <text:span text:style-name="T47">8.01</text:span> Gbits/sec</text:p>
      <text:p text:style-name="P31"/>
      <text:p text:style-name="P23"><text:span text:style-name="T24">Test: </text:span><text:span text:style-name="T3"><text:s/></text:span><text:span text:style-name="T9">iperf3 -c load-bal-ip -R</text:span></text:p>
      <text:p text:style-name="P31">Result<text:span text:style-name="T45">s</text:span>:</text:p>
      <text:p text:style-name="P74">Bitrate: 8.8<text:span text:style-name="T46">7</text:span> Gbits/sec</text:p>
      <text:p text:style-name="P74">Retries: <text:span text:style-name="T46">1</text:span></text:p>
      <text:p text:style-name="P74"/>
      <text:p text:style-name="P31"/>
      <text:p text:style-name="P23">Test:<text:span text:style-name="T4"> </text:span><text:span text:style-name="T9">nuttcp -r load-bal-ip</text:span></text:p>
      <text:p text:style-name="P23"><text:span text:style-name="T24">Result</text:span><text:span text:style-name="T25">s</text:span><text:span text:style-name="T24">:</text:span></text:p>
      <text:p text:style-name="P74">Bitrate: --</text:p>
      <text:p text:style-name="P31"/>
      <text:p text:style-name="P23">Test:<text:span text:style-name="T21"> </text:span><text:span text:style-name="T9">iperf3 -c server_ip</text:span></text:p>
      <text:p text:style-name="P23">Result<text:span text:style-name="T45">s</text:span>:</text:p>
      <text:p text:style-name="P66">Bitrate: 40.7 Gbits/sec</text:p>
      <text:p text:style-name="P66">Retries: 0</text:p>
      <text:p text:style-name="P66"/>
      <text:p text:style-name="P23">Test:<text:span text:style-name="T4"> </text:span><text:span text:style-name="T9">nuttcp </text:span><text:span text:style-name="T10">server</text:span><text:span text:style-name="T9">-ip</text:span></text:p>
      <text:p text:style-name="P23"><text:span text:style-name="T24">Result</text:span><text:span text:style-name="T25">s</text:span><text:span text:style-name="T24">:</text:span></text:p>
      <text:p text:style-name="P98">Bitrate: 28.2 Gbits/sec</text:p>
      <text:p text:style-name="P31"/>
      <text:p text:style-name="P23">Test: <text:span text:style-name="T9">iperf3 -c server_ip -R</text:span></text:p>
      <text:p text:style-name="P23">Result<text:span text:style-name="T45">s</text:span>:</text:p>
      <text:p text:style-name="P66"><text:soft-page-break/>Bitrate: 37.3 Gbits/sec</text:p>
      <text:p text:style-name="P66">Retries: 0</text:p>
      <text:p text:style-name="P23"/>
      <text:p text:style-name="P23">Test:<text:span text:style-name="T4"> </text:span><text:span text:style-name="T9">nuttcp -r </text:span><text:span text:style-name="T10">server</text:span><text:span text:style-name="T9">-ip</text:span></text:p>
      <text:p text:style-name="P23"><text:span text:style-name="T24">Result</text:span><text:span text:style-name="T25">s</text:span><text:span text:style-name="T24">:</text:span></text:p>
      <text:p text:style-name="P98">Bitrate: 27.65 Gbits/sec</text:p>
      <text:p text:style-name="P120"><text:span text:style-name="T2">Scenario</text:span><text:span text:style-name="T52">: </text:span><text:span text:style-name="T57">nginx</text:span><text:span text:style-name="T55"> </text:span><text:span text:style-name="T58">(VMs)</text:span></text:p>
      <text:p text:style-name="P6"/>
      <text:p text:style-name="P20"><text:span text:style-name="T1">Test:</text:span><text:span text:style-name="T35"> </text:span><text:span text:style-name="T14">ping -c 10000 -s 1472 -M do -i0 server-ip</text:span><text:span text:style-name="T16"> (FROM HOST)</text:span></text:p>
      <text:p text:style-name="P44">Results:</text:p>
      <text:p text:style-name="P108">RTT min/avg/max/mdev = 0.032/0.069/2.607/0.060 ms</text:p>
      <text:p text:style-name="P107"/>
      <text:p text:style-name="P20"><text:span text:style-name="T1">Test:</text:span><text:span text:style-name="T35"> </text:span><text:span text:style-name="T14">ping -c 10000 -s 1472 -M do -i0 server-ip</text:span><text:span text:style-name="T16"> (FROM </text:span><text:span text:style-name="T17">ANOTHER </text:span><text:span text:style-name="T18">VM</text:span><text:span text:style-name="T16">)</text:span></text:p>
      <text:p text:style-name="P44">Results:</text:p>
      <text:p text:style-name="P108">RTT min/avg/max/mdev = 0.072/0.152/3.441/0.110 ms</text:p>
      <text:p text:style-name="P49"/>
      <text:p text:style-name="P12"><text:span text:style-name="T1">Test</text:span>: <text:span text:style-name="T7">ab -n 10000 -c 100 load-bal-ip:8080/thredds/fileServer/collection1/singleDataset.nc</text:span></text:p>
      <text:p text:style-name="P29"><text:span text:style-name="T5">­</text:span><text:span text:style-name="T24">Result</text:span><text:span text:style-name="T25">s</text:span><text:span text:style-name="T24">:</text:span></text:p>
      <text:p text:style-name="P54"><text:span text:style-name="T37">Total time: </text:span><text:span text:style-name="T43">19.673</text:span><text:span text:style-name="T38"> secon</text:span><text:span text:style-name="T39">d</text:span><text:span text:style-name="T38">s</text:span></text:p>
      <text:p text:style-name="P54"><text:span text:style-name="T37">Request/sec: </text:span><text:span text:style-name="T43">508.32</text:span><text:span text:style-name="T37"> #/sec (mean)</text:span></text:p>
      <text:p text:style-name="P60"><text:span text:style-name="T36">Time per request:</text:span><text:span text:style-name="T43">1.96</text:span><text:span text:style-name="T42">7</text:span><text:span text:style-name="T36"> ms (mean)</text:span></text:p>
      <text:p text:style-name="P60"><text:span text:style-name="T36">Tranfer rate: </text:span><text:span text:style-name="T43">27290.28</text:span><text:span text:style-name="T42"> </text:span><text:span text:style-name="T36"><text:s/>Kbytes/s</text:span></text:p>
      <text:p text:style-name="P87"/>
      <text:p text:style-name="P108">Connection Times (ms)</text:p>
      <text:p text:style-name="P108"><text:s text:c="24"/>min <text:s/>mean[+/-sd] median <text:s text:c="2"/>max</text:p>
      <text:p text:style-name="P108">Connect: <text:s text:c="10"/>0 <text:s text:c="6"/>0 <text:s text:c="6"/>0.5 <text:s text:c="7"/>0 <text:s text:c="8"/>11</text:p>
      <text:p text:style-name="P108">Processing: <text:s text:c="6"/>6 <text:s text:c="4"/>195 <text:s text:c="3"/>66.5 <text:s text:c="4"/>189 <text:s text:c="6"/>693</text:p>
      <text:p text:style-name="P108">Waiting: <text:s text:c="11"/>5 <text:s text:c="4"/>192 <text:s text:c="3"/>64.9 <text:s text:c="4"/>187 <text:s text:c="6"/>692</text:p>
      <text:p text:style-name="P108">Total: <text:s text:c="15"/>6 <text:s text:c="4"/>196 <text:s text:c="3"/>66.4 <text:s text:c="4"/>189 <text:s text:c="7"/>693</text:p>
      <text:p text:style-name="P108"/>
      <text:p text:style-name="P108">Percentage of the requests served within a certain time (ms)</text:p>
      <text:p text:style-name="P108"><text:s text:c="2"/>50% <text:s text:c="3"/>189</text:p>
      <text:p text:style-name="P108"><text:s text:c="2"/>66% <text:s text:c="3"/>203</text:p>
      <text:p text:style-name="P108"><text:s text:c="2"/>75% <text:s text:c="3"/>213</text:p>
      <text:p text:style-name="P108"><text:s text:c="2"/>80% <text:s text:c="3"/>221</text:p>
      <text:p text:style-name="P108"><text:s text:c="2"/>90% <text:s text:c="3"/>261</text:p>
      <text:p text:style-name="P108"><text:s text:c="2"/>95% <text:s text:c="3"/>318</text:p>
      <text:p text:style-name="P108"><text:s text:c="2"/>98% <text:s text:c="3"/>389</text:p>
      <text:p text:style-name="P108"><text:s text:c="2"/>99% <text:s text:c="3"/>454</text:p>
      <text:p text:style-name="P108"><text:s/>100% <text:s text:c="3"/>693 (longest request)</text:p>
      <text:p text:style-name="P93"/>
      <text:p text:style-name="P29">Test:<text:span text:style-name="T4"> </text:span><text:span text:style-name="T11">siege -b -i -r 100 -c </text:span><text:span text:style-name="T13">25</text:span></text:p>
      <text:p text:style-name="P29"><text:span text:style-name="T24">Result</text:span><text:span text:style-name="T25">s</text:span><text:span text:style-name="T24">:</text:span></text:p>
      <text:p text:style-name="P109">Transactions:<text:tab/><text:tab/> <text:s text:c="7"/>7836 hits</text:p>
      <text:p text:style-name="P109">Availability:<text:tab/><text:tab/> <text:s text:c="5"/>100.00 %</text:p>
      <text:p text:style-name="P109">Elapsed time:<text:tab/><text:tab/> <text:s text:c="6"/>41.79 secs</text:p>
      <text:p text:style-name="P109">Data transferred:<text:tab/> <text:s text:c="6"/>58.96 MB</text:p>
      <text:p text:style-name="P109">Response time:<text:tab/><text:tab/> <text:s text:c="7"/>0.12 secs</text:p>
      <text:p text:style-name="P109">Transaction rate:<text:tab/> <text:s text:c="5"/>187.51 trans/sec</text:p>
      <text:p text:style-name="P109">Throughput:<text:tab/><text:tab/> <text:s text:c="7"/>1.41 MB/sec</text:p>
      <text:p text:style-name="P109">Concurrency:<text:tab/><text:tab/> <text:s text:c="6"/>22.09</text:p>
      <text:p text:style-name="P109"><text:soft-page-break/>Successful transactions: <text:s text:c="7"/>7836</text:p>
      <text:p text:style-name="P109">Failed transactions:<text:tab/> <text:s text:c="10"/>0</text:p>
      <text:p text:style-name="P115"/>
      <text:p text:style-name="P121"><text:span text:style-name="T24">Test:</text:span><text:span text:style-name="T36"> </text:span><text:span text:style-name="T9">iperf3 -c load-bal-ip</text:span></text:p>
      <text:p text:style-name="P121"><text:span text:style-name="T24">Result</text:span><text:span text:style-name="T25">s</text:span><text:span text:style-name="T24">:</text:span></text:p>
      <text:p text:style-name="P125"><text:span text:style-name="T24">Bitrate: </text:span><text:span text:style-name="T34">1.03</text:span><text:span text:style-name="T24"> Gbits/sec</text:span></text:p>
      <text:p text:style-name="P125"><text:span text:style-name="T24">Retries: </text:span><text:span text:style-name="T34">2</text:span></text:p>
      <text:p text:style-name="P122"/>
      <text:p text:style-name="P121">Test: <text:span text:style-name="T9">nuttcp load-bal-ip</text:span></text:p>
      <text:p text:style-name="P121">Result<text:span text:style-name="T45">s</text:span>:</text:p>
      <text:p text:style-name="P125">Bitrate: <text:span text:style-name="T61">0.97</text:span> Gbits/sec</text:p>
      <text:p text:style-name="P122"/>
      <text:p text:style-name="P121"><text:span text:style-name="T24">Test: </text:span><text:span text:style-name="T3"><text:s/></text:span><text:span text:style-name="T9">iperf3 -c load-bal-ip -R</text:span></text:p>
      <text:p text:style-name="P122">Result<text:span text:style-name="T45">s</text:span>:</text:p>
      <text:p text:style-name="P127">Bitrate: <text:span text:style-name="T61">1.20</text:span> Gbits/sec</text:p>
      <text:p text:style-name="P127">Retries: <text:span text:style-name="T61">0</text:span></text:p>
      <text:p text:style-name="P127"/>
      <text:p text:style-name="P122"/>
      <text:p text:style-name="P121">Test:<text:span text:style-name="T4"> </text:span><text:span text:style-name="T9">nuttcp -r load-bal-ip</text:span></text:p>
      <text:p text:style-name="P121"><text:span text:style-name="T24">Result</text:span><text:span text:style-name="T25">s</text:span><text:span text:style-name="T24">:</text:span></text:p>
      <text:p text:style-name="P127">Bitrate: --</text:p>
      <text:p text:style-name="P122"/>
      <text:p text:style-name="P121">Test:<text:span text:style-name="T21"> </text:span><text:span text:style-name="T9">iperf3 -c server_ip</text:span></text:p>
      <text:p text:style-name="P121">Result<text:span text:style-name="T45">s</text:span>:</text:p>
      <text:p text:style-name="P126">Bitrate: <text:span text:style-name="T61">2.84</text:span> Gbits/sec</text:p>
      <text:p text:style-name="P126">Retries: <text:span text:style-name="T61">153</text:span></text:p>
      <text:p text:style-name="P126"/>
      <text:p text:style-name="P121">Test:<text:span text:style-name="T4"> </text:span><text:span text:style-name="T9">nuttcp </text:span><text:span text:style-name="T10">server</text:span><text:span text:style-name="T9">-ip</text:span></text:p>
      <text:p text:style-name="P121"><text:span text:style-name="T24">Result</text:span><text:span text:style-name="T25">s</text:span><text:span text:style-name="T24">:</text:span></text:p>
      <text:p text:style-name="P128">Bitrate: 2.<text:span text:style-name="T61">53</text:span> Gbits/sec</text:p>
      <text:p text:style-name="P122"/>
      <text:p text:style-name="P121">Test: <text:span text:style-name="T9">iperf3 -c server_ip -R</text:span></text:p>
      <text:p text:style-name="P121">Result<text:span text:style-name="T45">s</text:span>:</text:p>
      <text:p text:style-name="P126">Bitrate: <text:span text:style-name="T61">8.07</text:span> Gbits/sec</text:p>
      <text:p text:style-name="P126">Retries: <text:span text:style-name="T59">1</text:span></text:p>
      <text:p text:style-name="P121"/>
      <text:p text:style-name="P121">Test:<text:span text:style-name="T4"> </text:span><text:span text:style-name="T9">nuttcp -r </text:span><text:span text:style-name="T10">server</text:span><text:span text:style-name="T9">-ip</text:span></text:p>
      <text:p text:style-name="P121"><text:span text:style-name="T24">Result</text:span><text:span text:style-name="T33">s:</text:span></text:p>
      <text:p text:style-name="P129"><text:span text:style-name="T36">Bitrate: </text:span><text:span text:style-name="T44">8.6 Gbits/sec</text:span></text:p>
      <text:p text:style-name="P119"><text:span text:style-name="T2">Scenario</text:span><text:span text:style-name="T52">: </text:span><text:span text:style-name="T57">nginx</text:span><text:span text:style-name="T52">_</text:span><text:span text:style-name="T54">l</text:span><text:span text:style-name="T55">xd_containers</text:span></text:p>
      <text:p text:style-name="P5"/>
      <text:p text:style-name="P18"><text:span text:style-name="T1">Test:</text:span><text:span text:style-name="T35"> </text:span><text:span text:style-name="T14">ping -c 10000 -s 1472 -M do -i0 server-ip</text:span><text:span text:style-name="T16"> (FROM HOST)</text:span></text:p>
      <text:p text:style-name="P42">Results:</text:p>
      <text:p text:style-name="P106">RTT min/avg/max/mdev = 0.005/0.008/0.107/0.003 ms</text:p>
      <text:p text:style-name="P106"/>
      <text:p text:style-name="P19"><text:span text:style-name="T1">Test:</text:span><text:span text:style-name="T35"> </text:span><text:span text:style-name="T14">ping -c 10000 -s 1472 -M do -i0 server-ip</text:span><text:span text:style-name="T16"> (FROM </text:span><text:span text:style-name="T17">ANOTHER CONTAINER</text:span><text:span text:style-name="T16">)</text:span></text:p>
      <text:p text:style-name="P43">Results:</text:p>
      <text:p text:style-name="P106">RTT min/avg/max/mdev = 0.005/0.008/0.257/0.004 ms</text:p>
      <text:p text:style-name="P48"/>
      <text:p text:style-name="P11"><text:span text:style-name="T1">Test</text:span>: <text:span text:style-name="T7">ab -n 10000 -c 100 load-bal-ip:8080/thredds/fileServer/collection1/singleDataset.nc</text:span></text:p>
      <text:p text:style-name="P28"><text:span text:style-name="T5">­</text:span><text:span text:style-name="T24">Result</text:span><text:span text:style-name="T25">s</text:span><text:span text:style-name="T24">:</text:span></text:p>
      <text:p text:style-name="P53"><text:span text:style-name="T37">Total time: </text:span><text:span text:style-name="T42">6.175</text:span><text:span text:style-name="T38"> secon</text:span><text:span text:style-name="T39">d</text:span><text:span text:style-name="T38">s</text:span></text:p>
      <text:p text:style-name="P53"><text:span text:style-name="T37">Request/sec: </text:span><text:span text:style-name="T42">1619.50</text:span><text:span text:style-name="T37"> #/sec (mean)</text:span></text:p>
      <text:p text:style-name="P59"><text:span text:style-name="T36">Time per request:</text:span><text:span text:style-name="T42">0.617</text:span><text:span text:style-name="T36"> ms (mean)</text:span></text:p>
      <text:p text:style-name="P59"><text:span text:style-name="T36">Tranfer rate: </text:span><text:span text:style-name="T42">86946.77 </text:span><text:span text:style-name="T36"><text:s/>Kbytes/s</text:span></text:p>
      <text:p text:style-name="P86"/>
      <text:p text:style-name="P106">Connection Times (ms)</text:p>
      <text:p text:style-name="P106"><text:tab/> <text:s text:c="21"/>min <text:s/>mean[+/-sd] median <text:s text:c="2"/>max</text:p>
      <text:p text:style-name="P106">Connect: <text:s text:c="9"/>0 <text:s text:c="5"/>0 <text:s text:c="7"/>0.4 <text:s text:c="7"/>0 <text:s text:c="9"/>6</text:p>
      <text:p text:style-name="P106">Processing: <text:s text:c="4"/>1 <text:s text:c="5"/>61 <text:s text:c="5"/>58.0 <text:s text:c="4"/>46 <text:s text:c="7"/>611</text:p>
      <text:p text:style-name="P106">Waiting: <text:s text:c="9"/>0 <text:s text:c="4"/>60 <text:s text:c="6"/>57.7 <text:s text:c="4"/>45 <text:s text:c="7"/>611</text:p>
      <text:p text:style-name="P106">Total: <text:s text:c="14"/>1 <text:s text:c="4"/>61 <text:s text:c="5"/>58.0 <text:s text:c="4"/>46 <text:s text:c="7"/>611</text:p>
      <text:p text:style-name="P106"/>
      <text:p text:style-name="P106">Percentage of the requests served within a certain time (ms)</text:p>
      <text:p text:style-name="P106"><text:s text:c="2"/>50% <text:s text:c="4"/>46</text:p>
      <text:p text:style-name="P106"><text:s text:c="2"/>66% <text:s text:c="4"/>60</text:p>
      <text:p text:style-name="P106"><text:s text:c="2"/>75% <text:s text:c="4"/>72</text:p>
      <text:p text:style-name="P106"><text:s text:c="2"/>80% <text:s text:c="4"/>82</text:p>
      <text:p text:style-name="P106"><text:s text:c="2"/>90% <text:s text:c="3"/>120</text:p>
      <text:p text:style-name="P106"><text:s text:c="2"/>95% <text:s text:c="3"/>170</text:p>
      <text:p text:style-name="P106"><text:s text:c="2"/>98% <text:s text:c="3"/>267</text:p>
      <text:p text:style-name="P106"><text:s text:c="2"/>99% <text:s text:c="3"/>322</text:p>
      <text:p text:style-name="P106"><text:s/>100% <text:s text:c="3"/>611 (longest request)</text:p>
      <text:p text:style-name="P92"/>
      <text:p text:style-name="P28">Test:<text:span text:style-name="T4"> </text:span><text:span text:style-name="T11">siege -b -i -r 100 -c 100 </text:span><text:span text:style-name="T19">(WITH ROUND ROBIN BALANCE MODE)</text:span></text:p>
      <text:p text:style-name="P28"><text:span text:style-name="T24">Result</text:span><text:span text:style-name="T25">s</text:span><text:span text:style-name="T24">:</text:span></text:p>
      <text:p text:style-name="P132">Transactions:<text:tab/><text:tab/> <text:s text:c="6"/>31612 hits</text:p>
      <text:p text:style-name="P132">Availability:<text:tab/><text:tab/> <text:s text:c="5"/>100.00 %</text:p>
      <text:p text:style-name="P132">Elapsed time:<text:tab/><text:tab/> <text:s text:c="6"/>43.91 secs</text:p>
      <text:p text:style-name="P132">Data transferred:<text:tab/> <text:s text:c="5"/>224.46 MB</text:p>
      <text:p text:style-name="P132">Response time:<text:tab/><text:tab/> <text:s text:c="7"/>0.13 secs</text:p>
      <text:p text:style-name="P132">Transaction rate:<text:tab/> <text:s text:c="5"/>719.93 trans/sec</text:p>
      <text:p text:style-name="P132">Throughput:<text:tab/><text:tab/> <text:s text:c="7"/>5.11 MB/sec</text:p>
      <text:p text:style-name="P132">Concurrency:<text:tab/><text:tab/> <text:s text:c="6"/>91.42</text:p>
      <text:p text:style-name="P132"><text:soft-page-break/>Successful transactions: <text:s text:c="6"/>31612</text:p>
      <text:p text:style-name="P132">Failed transactions:<text:tab/> <text:s text:c="10"/>0</text:p>
      <text:p text:style-name="P132">Longest transaction:<text:tab/> <text:s text:c="7"/>2.66</text:p>
      <text:p text:style-name="P132">Shortest transaction:<text:tab/> <text:s text:c="7"/>0.00</text:p>
      <text:p text:style-name="P131"/>
      <text:p text:style-name="P123">Test:<text:span text:style-name="T4"> </text:span><text:span text:style-name="T11">siege -b -i -r 100 -c 100 </text:span><text:span text:style-name="T19">(WITH “LEAST CONNECTIONS” BALANCE MODE)</text:span></text:p>
      <text:p text:style-name="P123"><text:span text:style-name="T24">Result</text:span><text:span text:style-name="T25">s</text:span><text:span text:style-name="T24">:</text:span></text:p>
      <text:p text:style-name="P131">Transactions:<text:tab/><text:tab/> <text:s text:c="6"/>31721 hits</text:p>
      <text:p text:style-name="P131">Availability:<text:tab/><text:tab/> <text:s text:c="5"/>100.00 %</text:p>
      <text:p text:style-name="P131">Elapsed time:<text:tab/><text:tab/> <text:s text:c="6"/>41.71 secs</text:p>
      <text:p text:style-name="P131">Data transferred:<text:tab/> <text:s text:c="5"/>219.93 MB</text:p>
      <text:p text:style-name="P131">Response time:<text:tab/><text:tab/> <text:s text:c="7"/>0.12 secs</text:p>
      <text:p text:style-name="P131">Transaction rate:<text:tab/> <text:s text:c="5"/>760.51 trans/sec</text:p>
      <text:p text:style-name="P131">Throughput:<text:tab/><text:tab/> <text:s text:c="7"/>5.27 MB/sec</text:p>
      <text:p text:style-name="P131">Concurrency:<text:tab/><text:tab/> <text:s text:c="6"/>91.48</text:p>
      <text:p text:style-name="P131">Successful transactions: <text:s text:c="6"/>31721</text:p>
      <text:p text:style-name="P131">Failed transactions:<text:tab/> <text:s text:c="10"/>0</text:p>
      <text:p text:style-name="P114"/>
      <text:p text:style-name="P28"><text:span text:style-name="T24">Test:</text:span><text:span text:style-name="T36"> </text:span><text:span text:style-name="T9">iperf3 -c load-bal-ip</text:span></text:p>
      <text:p text:style-name="P28"><text:span text:style-name="T24">Result</text:span><text:span text:style-name="T25">s</text:span><text:span text:style-name="T24">:</text:span></text:p>
      <text:p text:style-name="P65"><text:span text:style-name="T24">Bitrate: </text:span><text:span text:style-name="T31">8.32</text:span><text:span text:style-name="T24"> Gbits/sec</text:span></text:p>
      <text:p text:style-name="P65"><text:span text:style-name="T24">Retries: </text:span><text:span text:style-name="T26">0</text:span></text:p>
      <text:p text:style-name="P35"/>
      <text:p text:style-name="P28">Test: <text:span text:style-name="T9">nuttcp load-bal-ip</text:span></text:p>
      <text:p text:style-name="P28">Result<text:span text:style-name="T45">s</text:span>:</text:p>
      <text:p text:style-name="P65">Bitrate: <text:span text:style-name="T59">9.01</text:span> Gbits/sec</text:p>
      <text:p text:style-name="P35"/>
      <text:p text:style-name="P28"><text:span text:style-name="T24">Test: </text:span><text:span text:style-name="T3"><text:s/></text:span><text:span text:style-name="T9">iperf3 -c load-bal-ip -R</text:span></text:p>
      <text:p text:style-name="P35">Result<text:span text:style-name="T45">s</text:span>:</text:p>
      <text:p text:style-name="P79">Bitrate: 8.<text:span text:style-name="T59">12</text:span> Gbits/sec</text:p>
      <text:p text:style-name="P79">Retries: <text:span text:style-name="T46">1</text:span></text:p>
      <text:p text:style-name="P79"/>
      <text:p text:style-name="P35"/>
      <text:p text:style-name="P28">Test:<text:span text:style-name="T4"> </text:span><text:span text:style-name="T9">nuttcp -r load-bal-ip</text:span></text:p>
      <text:p text:style-name="P28"><text:span text:style-name="T24">Result</text:span><text:span text:style-name="T25">s</text:span><text:span text:style-name="T24">:</text:span></text:p>
      <text:p text:style-name="P79">Bitrate: --</text:p>
      <text:p text:style-name="P35"/>
      <text:p text:style-name="P28">Test:<text:span text:style-name="T21"> </text:span><text:span text:style-name="T9">iperf3 -c server_ip</text:span></text:p>
      <text:p text:style-name="P28">Result<text:span text:style-name="T45">s</text:span>:</text:p>
      <text:p text:style-name="P69">Bitrate: 4<text:span text:style-name="T59">1</text:span>.<text:span text:style-name="T59">1</text:span> Gbits/sec</text:p>
      <text:p text:style-name="P69">Retries: 0</text:p>
      <text:p text:style-name="P69"/>
      <text:p text:style-name="P28">Test:<text:span text:style-name="T4"> </text:span><text:span text:style-name="T9">nuttcp </text:span><text:span text:style-name="T10">server</text:span><text:span text:style-name="T9">-ip</text:span></text:p>
      <text:p text:style-name="P28"><text:span text:style-name="T24">Result</text:span><text:span text:style-name="T25">s</text:span><text:span text:style-name="T24">:</text:span></text:p>
      <text:p text:style-name="P101">Bitrate: 28.<text:span text:style-name="T60">31</text:span> Gbits/sec</text:p>
      <text:p text:style-name="P35"><text:soft-page-break/></text:p>
      <text:p text:style-name="P28">Test: <text:span text:style-name="T9">iperf3 -c server_ip -R</text:span></text:p>
      <text:p text:style-name="P28">Result<text:span text:style-name="T45">s</text:span>:</text:p>
      <text:p text:style-name="P69">Bitrate: 3<text:span text:style-name="T59">6</text:span>.<text:span text:style-name="T59">7</text:span> Gbits/sec</text:p>
      <text:p text:style-name="P69">Retries: <text:span text:style-name="T59">1</text:span></text:p>
      <text:p text:style-name="P28"/>
      <text:p text:style-name="P28">Test:<text:span text:style-name="T4"> </text:span><text:span text:style-name="T9">nuttcp -r </text:span><text:span text:style-name="T10">server</text:span><text:span text:style-name="T9">-ip</text:span></text:p>
      <text:p text:style-name="P28"><text:span text:style-name="T24">Result</text:span><text:span text:style-name="T25">s:</text:span></text:p>
      <text:p text:style-name="P73"><text:span text:style-name="T30">Bitrate: 2</text:span><text:span text:style-name="T32">8.16</text:span><text:span text:style-name="T30"> Gbits/sec</text:span></text:p>
      <text:p text:style-name="P117"><text:span text:style-name="T2">Scenario</text:span><text:span text:style-name="T52">: </text:span><text:span text:style-name="T53">lvs</text:span><text:span text:style-name="T52">_</text:span><text:span text:style-name="T54">l</text:span><text:span text:style-name="T56">ayer4 (VMs)</text:span></text:p>
      <text:p text:style-name="P4"/>
      <text:p text:style-name="P16"><text:span text:style-name="T1">Test:</text:span><text:span text:style-name="T35"> </text:span><text:span text:style-name="T14">ping -c 10000 -s 1472 -M do -i0 server-ip </text:span><text:span text:style-name="T15">(FROM HOST)</text:span></text:p>
      <text:p text:style-name="P40">Results:</text:p>
      <text:p text:style-name="P103">RTT min/avg/max/mdev = 0.035/0.068/1.730/0.054 ms</text:p>
      <text:p text:style-name="P103"/>
      <text:p text:style-name="P17"><text:span text:style-name="T1">Test:</text:span><text:span text:style-name="T35"> </text:span><text:span text:style-name="T14">ping -c 10000 -s 1472 -M do -i0 server-ip </text:span><text:span text:style-name="T15">(FROM ANOTHER VM)</text:span></text:p>
      <text:p text:style-name="P41">Results:</text:p>
      <text:p text:style-name="P104">RTT min/avg/max/mdev = 0.068/0.156/2.448/0.110 ms,</text:p>
      <text:p text:style-name="P47"/>
      <text:p text:style-name="P10"><text:span text:style-name="T1">Test</text:span>: <text:span text:style-name="T7">ab -n 10000 -c 100 load-bal-ip:8080/thredds/fileServer/collection1/singleDataset.nc</text:span></text:p>
      <text:p text:style-name="P27"><text:span text:style-name="T5">­</text:span><text:span text:style-name="T24">Result</text:span><text:span text:style-name="T25">s</text:span><text:span text:style-name="T24">:</text:span></text:p>
      <text:p text:style-name="P52"><text:span text:style-name="T37">Total time: </text:span><text:span text:style-name="T41">16.165</text:span><text:span text:style-name="T38"> secon</text:span><text:span text:style-name="T39">d</text:span><text:span text:style-name="T38">s</text:span></text:p>
      <text:p text:style-name="P52"><text:span text:style-name="T37">Request/sec: </text:span><text:span text:style-name="T41">618.60</text:span><text:span text:style-name="T37"> #/sec (mean)</text:span></text:p>
      <text:p text:style-name="P58"><text:span text:style-name="T36">Time per request: </text:span><text:span text:style-name="T41">1.617</text:span><text:span text:style-name="T36"> ms (mean)</text:span></text:p>
      <text:p text:style-name="P58"><text:span text:style-name="T36">Tranfer rate: </text:span><text:span text:style-name="T41">33214.20</text:span><text:span text:style-name="T36"> Kbytes/s</text:span></text:p>
      <text:p text:style-name="P85"/>
      <text:p text:style-name="P104">Connection Times (ms)</text:p>
      <text:p text:style-name="P104"><text:s text:c="23"/>min <text:s/>mean [+/-sd] median <text:s text:c="2"/>max</text:p>
      <text:p text:style-name="P104">Connect: <text:s text:c="8"/>0 <text:s text:c="8"/>0 <text:s text:c="5"/>0.6 <text:s text:c="8"/>0 <text:s text:c="9"/>8</text:p>
      <text:p text:style-name="P104">Processing: <text:s text:c="4"/>2 <text:s text:c="6"/>160 <text:s text:c="2"/>184.8 <text:s text:c="4"/>95 <text:s text:c="5"/>1129</text:p>
      <text:p text:style-name="P104">Waiting: <text:s text:c="9"/>1 <text:s text:c="6"/>118 <text:s text:c="2"/>121.4 <text:s text:c="4"/>80 <text:s text:c="6"/>919</text:p>
      <text:p text:style-name="P104">Total: <text:s text:c="13"/>3 <text:s text:c="6"/>161 <text:s text:c="2"/>184.9 <text:s text:c="4"/>96 <text:s text:c="5"/>1130</text:p>
      <text:p text:style-name="P104"/>
      <text:p text:style-name="P104">Percentage of the requests served within a certain time (ms)</text:p>
      <text:p text:style-name="P104"><text:s text:c="2"/>50% <text:s text:c="4"/>96</text:p>
      <text:p text:style-name="P104"><text:s text:c="2"/>66% <text:s text:c="3"/>178</text:p>
      <text:p text:style-name="P104"><text:s text:c="2"/>75% <text:s text:c="3"/>230</text:p>
      <text:p text:style-name="P104"><text:s text:c="2"/>80% <text:s text:c="3"/>267</text:p>
      <text:p text:style-name="P104"><text:s text:c="2"/>90% <text:s text:c="3"/>424</text:p>
      <text:p text:style-name="P104"><text:s text:c="2"/>95% <text:s text:c="3"/>577</text:p>
      <text:p text:style-name="P104"><text:s text:c="2"/>98% <text:s text:c="3"/>722</text:p>
      <text:p text:style-name="P104"><text:s text:c="2"/>99% <text:s text:c="3"/>804</text:p>
      <text:p text:style-name="P104"><text:s/>100% <text:s text:c="2"/>1130 (longest request)</text:p>
      <text:p text:style-name="P91"/>
      <text:p text:style-name="P27">Test:<text:span text:style-name="T4"> </text:span><text:span text:style-name="T11">siege -b -i -r 100 -c 100</text:span></text:p>
      <text:p text:style-name="P27"><text:span text:style-name="T24">Result</text:span><text:span text:style-name="T25">s</text:span><text:span text:style-name="T24">:</text:span></text:p>
      <text:p text:style-name="P105">Transactions:<text:tab/><text:tab/> <text:s text:c="7"/>7916 hits</text:p>
      <text:p text:style-name="P105">Availability:<text:tab/><text:tab/> <text:s text:c="5"/>100.00 %</text:p>
      <text:p text:style-name="P105">Elapsed time:<text:tab/><text:tab/> <text:s text:c="6"/>37.27 secs</text:p>
      <text:p text:style-name="P105">Data transferred:<text:tab/> <text:s text:c="6"/>57.86 MB</text:p>
      <text:p text:style-name="P105">Response time:<text:tab/><text:tab/> <text:s text:c="7"/>0.11 secs</text:p>
      <text:p text:style-name="P105">Transaction rate:<text:tab/> <text:s text:c="5"/>212.40 trans/sec</text:p>
      <text:p text:style-name="P105">Throughput:<text:tab/><text:tab/> <text:s text:c="7"/>1.55 MB/sec</text:p>
      <text:p text:style-name="P105">Concurrency:<text:tab/><text:tab/> <text:s text:c="6"/>22.40</text:p>
      <text:p text:style-name="P105"><text:soft-page-break/>Successful transactions: <text:s text:c="7"/>7916</text:p>
      <text:p text:style-name="P105">Failed transactions:<text:tab/> <text:s text:c="10"/>0</text:p>
      <text:p text:style-name="P97"/>
      <text:p text:style-name="P113"/>
      <text:p text:style-name="P27"><text:span text:style-name="T24">Test:</text:span><text:span text:style-name="T36"> </text:span><text:span text:style-name="T9">iperf3 -c load-bal-ip</text:span></text:p>
      <text:p text:style-name="P27"><text:span text:style-name="T24">Result</text:span><text:span text:style-name="T25">s</text:span><text:span text:style-name="T24">:</text:span></text:p>
      <text:p text:style-name="P64"><text:span text:style-name="T24">Bitrate: </text:span><text:span text:style-name="T28">1.59</text:span><text:span text:style-name="T24"> Gbits/sec</text:span></text:p>
      <text:p text:style-name="P64"><text:span text:style-name="T24">Retries: </text:span><text:span text:style-name="T28">669</text:span></text:p>
      <text:p text:style-name="P34"/>
      <text:p text:style-name="P27">Test: <text:span text:style-name="T9">nuttcp load-bal-ip</text:span></text:p>
      <text:p text:style-name="P27">Result<text:span text:style-name="T45">s</text:span>:</text:p>
      <text:p text:style-name="P64">Bitrate: <text:span text:style-name="T51">1.50</text:span> Gbits/sec</text:p>
      <text:p text:style-name="P34"/>
      <text:p text:style-name="P27"><text:span text:style-name="T24">Test: </text:span><text:span text:style-name="T3"><text:s/></text:span><text:span text:style-name="T9">iperf3 -c load-bal-ip -R</text:span></text:p>
      <text:p text:style-name="P34">Result<text:span text:style-name="T45">s</text:span>:</text:p>
      <text:p text:style-name="P78">Bitrate: <text:span text:style-name="T50">3.62 Gbits/sec</text:span></text:p>
      <text:p text:style-name="P77">Retries: <text:span text:style-name="T49">0</text:span></text:p>
      <text:p text:style-name="P77"/>
      <text:p text:style-name="P34"/>
      <text:p text:style-name="P27">Test:<text:span text:style-name="T4"> </text:span><text:span text:style-name="T9">nuttcp -r load-bal-ip</text:span></text:p>
      <text:p text:style-name="P27"><text:span text:style-name="T24">Result</text:span><text:span text:style-name="T25">s</text:span><text:span text:style-name="T24">:</text:span></text:p>
      <text:p text:style-name="P64"><text:span text:style-name="T24">Bitrate: </text:span><text:span text:style-name="T29">5.26</text:span><text:span text:style-name="T27"> Gbits/sec</text:span></text:p>
      <text:p text:style-name="P34"/>
      <text:p text:style-name="P27">Test:<text:span text:style-name="T21"> </text:span><text:span text:style-name="T9">iperf3 -c server_ip</text:span></text:p>
      <text:p text:style-name="P27">Result<text:span text:style-name="T45">s</text:span>:</text:p>
      <text:p text:style-name="P68">Bitrate: <text:span text:style-name="T50">2.19</text:span> Gbits/sec</text:p>
      <text:p text:style-name="P68">Retries: 0</text:p>
      <text:p text:style-name="P68"/>
      <text:p text:style-name="P27">Test:<text:span text:style-name="T4"> </text:span><text:span text:style-name="T9">nuttcp </text:span><text:span text:style-name="T10">server</text:span><text:span text:style-name="T9">-ip</text:span></text:p>
      <text:p text:style-name="P27"><text:span text:style-name="T24">Result</text:span><text:span text:style-name="T25">s</text:span><text:span text:style-name="T24">:</text:span></text:p>
      <text:p text:style-name="P100">Bitrate: <text:span text:style-name="T51">1.97</text:span> Gbits/sec</text:p>
      <text:p text:style-name="P34"/>
      <text:p text:style-name="P27">Test: <text:span text:style-name="T9">iperf3 -c server_ip -R</text:span></text:p>
      <text:p text:style-name="P27">Result<text:span text:style-name="T45">s</text:span>:</text:p>
      <text:p text:style-name="P68">Bitrate: <text:span text:style-name="T51">6.91</text:span> Gbits/sec</text:p>
      <text:p text:style-name="P68">Retries: 0</text:p>
      <text:p text:style-name="P27"/>
      <text:p text:style-name="P27">Test:<text:span text:style-name="T4"> </text:span><text:span text:style-name="T9">nuttcp -r </text:span><text:span text:style-name="T10">server</text:span><text:span text:style-name="T9">-ip</text:span></text:p>
      <text:p text:style-name="P27"><text:span text:style-name="T24">Result</text:span><text:span text:style-name="T25">s</text:span><text:span text:style-name="T24">:</text:span></text:p>
      <text:p text:style-name="P72">Bitrate: <text:span text:style-name="T51">5.57</text:span> Gbits/sec</text:p>
      <text:p text:style-name="P116"><text:span text:style-name="T2">Scenario</text:span><text:span text:style-name="T52">: </text:span><text:span text:style-name="T53">lvs</text:span><text:span text:style-name="T52">_</text:span><text:span text:style-name="T54">l</text:span><text:span text:style-name="T55">xd_containers</text:span></text:p>
      <text:p text:style-name="P3"/>
      <text:p text:style-name="P15"><text:span text:style-name="T1">Test:</text:span><text:span text:style-name="T35"> </text:span><text:span text:style-name="T14">ping -c 10000 -s 1472 -M do -i0 server-ip</text:span></text:p>
      <text:p text:style-name="P39">Results:</text:p>
      <text:p text:style-name="P81">RTT min/avg/max/mdev = 0.005/0.007/0.110/0.003 ms</text:p>
      <text:p text:style-name="P46"/>
      <text:p text:style-name="P9"><text:span text:style-name="T1">Test</text:span>: <text:span text:style-name="T7">ab -n 10000 -c 100 load-bal-ip:8080/thredds/fileServer/collection1/singleDataset.nc</text:span></text:p>
      <text:p text:style-name="P26"><text:span text:style-name="T5">­</text:span><text:span text:style-name="T24">Result</text:span><text:span text:style-name="T25">s</text:span><text:span text:style-name="T24">:</text:span></text:p>
      <text:p text:style-name="P51"><text:span text:style-name="T37">Total time: </text:span><text:span text:style-name="T38">5.</text:span><text:span text:style-name="T40">650</text:span><text:span text:style-name="T38"> secon</text:span><text:span text:style-name="T39">d</text:span><text:span text:style-name="T38">s</text:span></text:p>
      <text:p text:style-name="P51"><text:span text:style-name="T37">Request/sec: </text:span><text:span text:style-name="T38">17</text:span><text:span text:style-name="T40">70</text:span><text:span text:style-name="T38">.05</text:span><text:span text:style-name="T37"> #/sec (mean)</text:span></text:p>
      <text:p text:style-name="P56"><text:span text:style-name="T36">Time per request: </text:span><text:span text:style-name="T38">0.5</text:span><text:span text:style-name="T40">65</text:span><text:span text:style-name="T36"> ms (mean)</text:span></text:p>
      <text:p text:style-name="P57"><text:span text:style-name="T36">Tranfer rate: </text:span><text:span text:style-name="T40">95038.05</text:span><text:span text:style-name="T36"> Kbytes/s</text:span></text:p>
      <text:p text:style-name="P84"/>
      <text:p text:style-name="P102">Connection Times (ms)</text:p>
      <text:p text:style-name="P102"><text:s text:c="21"/>min <text:s/>mean[+/-sd] median <text:s text:c="2"/>max</text:p>
      <text:p text:style-name="P102">Connect: <text:s text:c="8"/>0 <text:s text:c="6"/>0 <text:s text:c="5"/>0.5 <text:s text:c="7"/>0 <text:s text:c="9"/>10</text:p>
      <text:p text:style-name="P102">Processing: <text:s text:c="4"/>1 <text:s text:c="5"/>56 <text:s text:c="3"/>64.8 <text:s text:c="5"/>32 <text:s text:c="7"/>594</text:p>
      <text:p text:style-name="P102">Waiting: <text:s text:c="9"/>1 <text:s text:c="5"/>41 <text:s text:c="3"/>49.8 <text:s text:c="5"/>24 <text:s text:c="7"/>533</text:p>
      <text:p text:style-name="P102">Total: <text:s text:c="13"/>1 <text:s text:c="5"/>56 <text:s text:c="3"/>64.8 <text:s text:c="5"/>32 <text:s text:c="7"/>594</text:p>
      <text:p text:style-name="P102"/>
      <text:p text:style-name="P102">Percentage of the requests served within a certain time (ms)</text:p>
      <text:p text:style-name="P102"><text:s text:c="2"/>50% <text:s text:c="4"/>32</text:p>
      <text:p text:style-name="P102"><text:s text:c="2"/>66% <text:s text:c="4"/>52</text:p>
      <text:p text:style-name="P102"><text:s text:c="2"/>75% <text:s text:c="4"/>73</text:p>
      <text:p text:style-name="P102"><text:s text:c="2"/>80% <text:s text:c="4"/>90</text:p>
      <text:p text:style-name="P102"><text:s text:c="2"/>90% <text:s text:c="3"/>141</text:p>
      <text:p text:style-name="P102"><text:s text:c="2"/>95% <text:s text:c="3"/>196</text:p>
      <text:p text:style-name="P102"><text:s text:c="2"/>98% <text:s text:c="3"/>255</text:p>
      <text:p text:style-name="P102"><text:s text:c="2"/>99% <text:s text:c="3"/>303</text:p>
      <text:p text:style-name="P102"><text:s/>100% <text:s text:c="3"/>594 (longest request)</text:p>
      <text:p text:style-name="P90"/>
      <text:p text:style-name="P26">Test:<text:span text:style-name="T4"> </text:span><text:span text:style-name="T11">siege -b -i -r 100 -c 100</text:span></text:p>
      <text:p text:style-name="P26"><text:span text:style-name="T24">Result</text:span><text:span text:style-name="T25">s</text:span><text:span text:style-name="T24">:</text:span></text:p>
      <text:p text:style-name="P96">Transactions:<text:tab/><text:tab/> <text:s text:c="6"/>32024 hits</text:p>
      <text:p text:style-name="P96">Availability:<text:tab/><text:tab/> <text:s text:c="5"/>100.00 %</text:p>
      <text:p text:style-name="P96">Elapsed time:<text:tab/><text:tab/> <text:s text:c="6"/>49.36 secs</text:p>
      <text:p text:style-name="P96">Data transferred:<text:tab/> <text:s text:c="5"/>234.22 MB</text:p>
      <text:p text:style-name="P96">Response time:<text:tab/><text:tab/> <text:s text:c="7"/>0.14 secs</text:p>
      <text:p text:style-name="P96">Transaction rate:<text:tab/> <text:s text:c="5"/>648.78 trans/sec</text:p>
      <text:p text:style-name="P96">Throughput:<text:tab/><text:tab/> <text:s text:c="7"/>4.75 MB/sec</text:p>
      <text:p text:style-name="P96">Concurrency:<text:tab/><text:tab/> <text:s text:c="6"/>92.47</text:p>
      <text:p text:style-name="P96">Successful transactions: <text:s text:c="6"/>32024</text:p>
      <text:p text:style-name="P96">Failed transactions:<text:tab/> <text:s text:c="10"/>0</text:p>
      <text:p text:style-name="P96"/>
      <text:p text:style-name="P112"/>
      <text:p text:style-name="P26"><text:soft-page-break/><text:span text:style-name="T24">Test:</text:span><text:span text:style-name="T36"> </text:span><text:span text:style-name="T9">iperf3 -c load-bal-ip</text:span></text:p>
      <text:p text:style-name="P26"><text:span text:style-name="T24">Result</text:span><text:span text:style-name="T25">s</text:span><text:span text:style-name="T24">:</text:span></text:p>
      <text:p text:style-name="P63"><text:span text:style-name="T24">Bitrate: </text:span><text:span text:style-name="T27">27.7</text:span><text:span text:style-name="T24"> Gbits/sec</text:span></text:p>
      <text:p text:style-name="P63"><text:span text:style-name="T24">Retries: </text:span><text:span text:style-name="T27">394</text:span></text:p>
      <text:p text:style-name="P32"/>
      <text:p text:style-name="P26">Test: <text:span text:style-name="T9">nuttcp load-bal-ip</text:span></text:p>
      <text:p text:style-name="P26">Result<text:span text:style-name="T45">s</text:span>:</text:p>
      <text:p text:style-name="P63">Bitrate: <text:span text:style-name="T48">20.75</text:span> Gbits/sec</text:p>
      <text:p text:style-name="P32"/>
      <text:p text:style-name="P26"><text:span text:style-name="T24">Test: </text:span><text:span text:style-name="T3"><text:s/></text:span><text:span text:style-name="T9">iperf3 -c load-bal-ip -R</text:span></text:p>
      <text:p text:style-name="P32">Result<text:span text:style-name="T45">s</text:span>:</text:p>
      <text:p text:style-name="P76">Bitrate: <text:span text:style-name="T49">35.8 Gbits/sec</text:span></text:p>
      <text:p text:style-name="P75">Retries: <text:span text:style-name="T49">0</text:span></text:p>
      <text:p text:style-name="P75"/>
      <text:p text:style-name="P32"/>
      <text:p text:style-name="P26">Test:<text:span text:style-name="T4"> </text:span><text:span text:style-name="T9">nuttcp -r load-bal-ip</text:span></text:p>
      <text:p text:style-name="P26"><text:span text:style-name="T24">Result</text:span><text:span text:style-name="T25">s</text:span><text:span text:style-name="T24">:</text:span></text:p>
      <text:p text:style-name="P63"><text:span text:style-name="T24">Bitrate: </text:span><text:span text:style-name="T27">26.51 Gbits/sec</text:span></text:p>
      <text:p text:style-name="P32"/>
      <text:p text:style-name="P26">Test:<text:span text:style-name="T21"> </text:span><text:span text:style-name="T9">iperf3 -c server_ip</text:span></text:p>
      <text:p text:style-name="P26">Result<text:span text:style-name="T45">s</text:span>:</text:p>
      <text:p text:style-name="P67">Bitrate: 40.7 Gbits/sec</text:p>
      <text:p text:style-name="P67">Retries: 0</text:p>
      <text:p text:style-name="P67"/>
      <text:p text:style-name="P26">Test:<text:span text:style-name="T4"> </text:span><text:span text:style-name="T9">nuttcp </text:span><text:span text:style-name="T10">server</text:span><text:span text:style-name="T9">-ip</text:span></text:p>
      <text:p text:style-name="P26"><text:span text:style-name="T24">Result</text:span><text:span text:style-name="T25">s</text:span><text:span text:style-name="T24">:</text:span></text:p>
      <text:p text:style-name="P99">Bitrate: 28.2 Gbits/sec</text:p>
      <text:p text:style-name="P32"/>
      <text:p text:style-name="P26">Test: <text:span text:style-name="T9">iperf3 -c server_ip -R</text:span></text:p>
      <text:p text:style-name="P26">Result<text:span text:style-name="T45">s</text:span>:</text:p>
      <text:p text:style-name="P67">Bitrate: 37.3 Gbits/sec</text:p>
      <text:p text:style-name="P67">Retries: 0</text:p>
      <text:p text:style-name="P26"/>
      <text:p text:style-name="P26">Test:<text:span text:style-name="T4"> </text:span><text:span text:style-name="T9">nuttcp -r </text:span><text:span text:style-name="T10">server</text:span><text:span text:style-name="T9">-ip</text:span></text:p>
      <text:p text:style-name="P26"><text:span text:style-name="T24">Result</text:span><text:span text:style-name="T25">s</text:span><text:span text:style-name="T24">:</text:span></text:p>
      <text:p text:style-name="P99">Bitrate: 27.65 Gbits/sec</text:p>
      <text:p text:style-name="P137">Annex: Tests <text:span text:style-name="T62">&amp; Co</text:span>mmands explanation</text:p>
      <text:p text:style-name="P135"/>
      <text:p text:style-name="P136"/>
      <text:p text:style-name="P140"><text:span text:style-name="T8">ping -c 10000 -s 1472 -M do -i0 server-ip</text:span></text:p>
      <text:p text:style-name="P139"><text:span text:style-name="T8"/></text:p>
      <text:p text:style-name="P139"><text:span text:style-name="T6">S</text:span><text:span text:style-name="T5">ends 10,000 echo requests of maximum size with no fragmentation (1472 bytes) and no interval between them. As a result we obtain the Round Trip Time.</text:span></text:p>
      <text:p text:style-name="P139"><text:span text:style-name="T5"/></text:p>
      <text:p text:style-name="P141"><text:span text:style-name="T5"/></text:p>
      <text:p text:style-name="P155"><text:span text:style-name="T5">ab -n 10000 -c 100 load-bal-ip:8080/thredds/fileServer/collection1/singleDataset.nc</text:span></text:p>
      <text:p text:style-name="P138"/>
      <text:p text:style-name="P142">Performs 10,000 HTTP GET requests to the specified URL with the concurrency level specified by the -c option (i.e. in this case, 100 concurrent users performing each of them 100 consecutive requests). Most important results is #requests/second.</text:p>
      <text:p text:style-name="P142"/>
      <text:p text:style-name="P142"/>
      <text:p text:style-name="P150"><text:span text:style-name="T11">siege -b -i -r 100 -c 100</text:span></text:p>
      <text:p text:style-name="P150"><text:span text:style-name="T11"/></text:p>
      <text:p text:style-name="P152"><text:span text:style-name="T22">T</text:span><text:span text:style-name="T21">he number of concurrent users specified by the -c parameter perform the number of requests specified by the -r parameter (each of them). Option -b means benchmark mode which equals to zero seconds the interval between requests. -i option means Internet mode, hitting several URLs randomly amongst the URLs specified in a file located by default in /usr/local/etc/urls.txt</text:span></text:p>
      <text:p text:style-name="P152"><text:span text:style-name="T21">In this case this file contains the following URLs:</text:span></text:p>
      <text:p text:style-name="P152"><text:span text:style-name="T21"/></text:p>
      <table:table table:name="urls.txt" table:style-name="urls.txt">
        <table:table-column table:style-name="urls.txt.A"/>
        <table:table-row>
          <table:table-cell table:style-name="urls.txt.A1" office:value-type="string">
            <text:p text:style-name="P161">http://load-bal-ip:8080/thredds/catalog.html</text:p>
            <text:p text:style-name="P161">http://load-bal-ip:8080/thredds/collection1/catalog.html</text:p>
            <text:p text:style-name="P161">http://load-bal-ip:8080/thredds/collection1/sibling.html</text:p>
            <text:p text:style-name="P161">http://load-bal-ip:8080/thredds/collection1/sibling.html?dataset=Dataset%201.1</text:p>
            <text:p text:style-name="P161">http://load-bal-ip:8080/thredds/fileServer/collection1/singleDataset.nc</text:p>
            <text:p text:style-name="P161">http://load-bal-ip:8080/thredds/dodsC/collection1/singleDataset.nc.html</text:p>
            <text:p text:style-name="P161">http://load-bal-ip:8080/thredds/ncss/collection1/singleDataset.nc/dataset.html</text:p>
            <text:p text:style-name="P161">http://load-bal-ip:8080/thredds/fileServer/collection1/singleDataset.nc</text:p>
            <text:p text:style-name="P161">http://load-bal-ip:8080/thredds/dodsC/collection1/singleDataset.nc.html</text:p>
            <text:p text:style-name="P161">http://load-bal-ip:8080/thredds/ncss/collection1/singleDataset.nc/dataset.html</text:p>
            <text:p text:style-name="P161">http://load-bal-ip:8080/thredds/collection2/catalog.html</text:p>
            <text:p text:style-name="P161">http://load-bal-ip:8080/thredds/collection2/subcatalog/subcatalog.html</text:p>
            <text:p text:style-name="P161">http://load-bal-ip:8080/thredds/collection2/subcatalog/subcatalog.html?dataset=Dataset%201.1</text:p>
          </table:table-cell>
        </table:table-row>
      </table:table>
      <text:p text:style-name="P153"><text:span text:style-name="T23"/></text:p>
      <text:p text:style-name="P154"><text:span text:style-name="T21">Siege accounts every request, including 301 Redirects and all items the page contains (.gif, css…) so that’s why the total number of requests doesn’t add up as concurrency X requests/user. Again, the most important result is the transaction rate.</text:span></text:p>
      <text:p text:style-name="P154"><text:span text:style-name="T21"/></text:p>
      <text:p text:style-name="P156"><text:span text:style-name="T21">iperf3 -c {dest-ip} [-R]</text:span></text:p>
      <text:p text:style-name="P156"><text:span text:style-name="T21"/></text:p>
      <text:p text:style-name="P154"><text:span text:style-name="T21">This command performs a bandwidth test between the host and {dest-ip} to achieve maximum bandwidth available. With the -R option the test is performed on reverse mode ({dest-ip} → host ). Bandwidth and loss rate are the important results here.</text:span></text:p>
      <text:p text:style-name="P154"><text:span text:style-name="T21"/></text:p>
      <text:p text:style-name="P151"><text:span text:style-name="T21">nuttcp -r {dest-ip}</text:span></text:p>
      <text:p text:style-name="P151"><text:span text:style-name="T21"/></text:p>
      <text:p text:style-name="P154"><text:span text:style-name="T21">Pretty much the same can be told about nuttcp as it has been said about iperf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hatch-solid="false" draw:fill-image-width="0in" draw:fill-image-height="0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09:54:50.221256547</meta:creation-date>
    <dc:date>2018-08-29T11:26:26.446787116</dc:date>
    <meta:editing-duration>PT1H18M40S</meta:editing-duration>
    <meta:editing-cycles>11</meta:editing-cycles>
    <meta:generator>LibreOffice/5.1.6.2$Linux_X86_64 LibreOffice_project/10m0$Build-2</meta:generator>
    <meta:document-statistic meta:table-count="3" meta:image-count="0" meta:object-count="0" meta:page-count="16" meta:paragraph-count="524" meta:word-count="1988" meta:character-count="15254" meta:non-whitespace-character-count="12003"/>
  </office:meta>
</office:document-meta>
</file>